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text-properties fo:color="#808000" style:font-name="Calibri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ff" fo:font-weight="normal" style:font-weight-asian="normal" style:font-weight-complex="normal"/>
    </style:style>
    <style:style style:name="T4" style:family="text">
      <style:text-properties fo:color="#ff420e" fo:font-size="14pt" style:font-size-asian="14pt" style:font-size-complex="14pt"/>
    </style:style>
    <style:style style:name="T5" style:family="text">
      <style:text-properties fo:color="#ff420e" style:font-name="Calibri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355e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355e00" fo:font-size="12pt" style:font-size-asian="12pt" style:font-size-complex="12pt"/>
    </style:style>
    <style:style style:name="T8" style:family="text">
      <style:text-properties fo:color="#355e00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355e00" fo:font-weight="bold" style:font-weight-asian="bold" style:font-weight-complex="bold"/>
    </style:style>
    <style:style style:name="T10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4a4a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style:font-name="Calibri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808080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 <text:span text:style-name="T17">[charttype:orgchart]</text:span><text:span text:style-name="T3">[orientation:horizontal] </text:span></text:p>
      <text:list xml:id="list30684405" text:style-name="L1">
        <text:list-item>
          <text:p text:style-name="P3"><text:span text:style-name="T1">Database [name: SHPO_Business][charttype:orgchart]</text:span><text:span text:style-name="T2">[orientation:horizontal]</text:span></text:p>
          <text:list>
            <text:list-header>
              <text:p text:style-name="P4"/>
            </text:list-header>
            <text:list-item>
              <text:p text:style-name="P3"><text:span text:style-name="T1">Table [name: </text:span><text:span text:style-name="T5">Pokes</text:span><text:span text:style-name="T1">][relationship:one][limit:1][type:table]</text:span></text:p>
              <text:list>
                <text:list-item>
                  <text:p text:style-name="P6">Definition [text: Pokes are short queries sent to a target group]</text:p>
                </text:list-item>
                <text:list-item>
                  <text:p text:style-name="P6">[description:Comments]</text:p>
                  <text:p text:style-name="P6"/>
                </text:list-item>
                <text:list-item>
                  <text:p text:style-name="P6">Control [name:poke_<text:span text:style-name="T15">message</text:span>] <text:s/>[visible: true] [width:50][height:10][showon:create,update,read]</text:p>
                  <text:list>
                    <text:list-item>
                      <text:p text:style-name="P6">[definition: short message for ]</text:p>
                    </text:list-item>
                    <text:list-item>
                      <text:p text:style-name="P6"/>
                    </text:list-item>
                    <text:list-item>
                      <text:p text:style-name="P9">Permission [name:(gov)(registrant)(NRN)][rights:create,read]</text:p>
                    </text:list-item>
                    <text:list-item>
                      <text:p text:style-name="P9">Permission [name:(gov)(registrant)(ER)][rights:create,read]</text:p>
                    </text:list-item>
                    <text:list-item>
                      <text:p text:style-name="P9"/>
                    </text:list-item>
                    <text:list-item>
                      <text:p text:style-name="P6">UI[prompt: Message][title:Message] [type:text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</text:list>
                </text:list-item>
                <text:list-item>
                  <text:p text:style-name="P4">Control [name:poke_<text:span text:style-name="T15">type</text:span>] <text:s/>[visible: true] [width:25][height:1][showon:create,update,read]</text:p>
                  <text:list>
                    <text:list-item>
                      <text:p text:style-name="P4">[definition: Defines group to poke.]</text:p>
                    </text:list-item>
                    <text:list-item>
                      <text:p text:style-name="P9">Permission [name:(gov)(registrant)(NRN)][rights:read]</text:p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4">UI[prompt: Poke Type][title: Poke Type] [type:hidden]</text:p>
                      <text:list>
                        <text:list-item>
                          <text:p text:style-name="P4">Hidden-Value [value:Poke-Managers]</text:p>
                        </text:list-item>
                      </text:list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][format:]</text:p>
                    </text:list-item>
                  </text:list>
                </text:list-item>
                <text:list-item>
                  <text:p text:style-name="P6">Control [name:poke_<text:span text:style-name="T15">owner</text:span>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8"/>
                    </text:list-item>
                    <text:list-item>
                      <text:p text:style-name="P9">Permission [name:(gov)(registrant)(NRN)][rights:read]</text:p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6">UI[prompt: Owner][title:Owner] [type:text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6"/>
                </text:list-item>
                <text:list-item>
                  <text:p text:style-name="P6">Control [name:poke_insertdate] [type:control][visible:true][showon:read,update]</text:p>
                  <text:list>
                    <text:list-item>
                      <text:p text:style-name="P6">[definition: Date of poke]</text:p>
                    </text:list-item>
                    <text:list-item>
                      <text:p text:style-name="P9">Permission [name:(gov)(registrant)(NRN)][rights:read]</text:p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6"/>
                    </text:list-item>
                    <text:list-item>
                      <text:p text:style-name="P6">Column [type:calendar][size:8][format:NNNNNNNNNN]</text:p>
                    </text:list-item>
                    <text:list-item>
                      <text:p text:style-name="P6">UI [prompt:Created][title:Created][type:label][format:NNNNNNNNNN]</text:p>
                      <text:list>
                        <text:list-item>
                          <text:p text:style-name="P6">Sample [sample:MM/DD/YYYY]</text:p>
                        </text:list-item>
                      </text:list>
                    </text:list-item>
                    <text:list-item>
                      <text:p text:style-name="P6"><text:span text:style-name="T1">Validation [type: numeric][validate:true]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1">Table [name: </text:span><text:span text:style-name="T5">System_Tasks</text:span><text:span text:style-name="T1">][relationship:][limit:][type: table]</text:span></text:p>
              <text:list>
                <text:list-item>
                  <text:p text:style-name="P3"><text:span text:style-name="T1">Definition [text: List of available tasks for use by this system</text:span><text:span text:style-name="T2">]</text:span></text:p>
                  <text:list>
                    <text:list-item>
                      <text:p text:style-name="P6">[description:]</text:p>
                    </text:list-item>
                  </text:list>
                </text:list-item>
                <text:list-item>
                  <text:p text:style-name="P6">Control [name:systsk_screen] <text:s/>[visible:yes][width:25][height:1][showon: read]</text:p>
                  <text:list>
                    <text:list-item>
                      <text:p text:style-name="P6">[definition: defines the page configured to handle a task]</text:p>
                    </text:list-item>
                    <text:list-item>
                      <text:p text:style-name="P6">Permission [name:(public)(account)][rights:read]</text:p>
                    </text:list-item>
                    <text:list-item>
                      <text:p text:style-name="P6">UI[prompt: Task][title:Task] [type:text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6">Control [name:systsk_name] <text:s/>[visible:yes][width:25][height:1][showon: read]</text:p>
                  <text:list>
                    <text:list-item>
                      <text:p text:style-name="P6">[definition: defines the display name for the task]</text:p>
                    </text:list-item>
                    <text:list-item>
                      <text:p text:style-name="P6">Permission [name:(public)(account)][rights:read]</text:p>
                    </text:list-item>
                    <text:list-item>
                      <text:p text:style-name="P6">UI[prompt: Task][title:Task] [type:text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</text:list>
            </text:list-item>
            <text:list-item>
              <text:p text:style-name="P3"><text:span text:style-name="T1">Table [name: </text:span><text:span text:style-name="T5">Tasks</text:span><text:span text:style-name="T1">][relationship:][limit:][type: table]</text:span></text:p>
              <text:list>
                <text:list-item>
                  <text:p text:style-name="P3"><text:span text:style-name="T1">Definition [text: List of tasks to complete</text:span><text:span text:style-name="T2">]</text:span></text:p>
                  <text:list>
                    <text:list-item>
                      <text:p text:style-name="P6">[description:Actor task list.]</text:p>
                    </text:list-item>
                  </text:list>
                </text:list-item>
                <text:list-item>
                  <text:p text:style-name="P6"/>
                </text:list-item>
                <text:list-item>
                  <text:p text:style-name="P6">Control [name:tsk_screen] <text:s/>[visible:no][width:25][height:1][showon: read]</text:p>
                  <text:list>
                    <text:list-item>
                      <text:p text:style-name="P6">[definition: defines the page which handles the task in tsk_name]</text:p>
                    </text:list-item>
                    <text:list-item>
                      <text:p text:style-name="P8">Permission [name:(public)(account)][rights:read]</text:p>
                    </text:list-item>
                    <text:list-item>
                      <text:p text:style-name="P8">Permission [name:(public)(registrant)][rights:read]</text:p>
                    </text:list-item>
                    <text:list-item>
                      <text:p text:style-name="P8">Permission [name:(public)(registrant)(NRN)][rights:read]</text:p>
                    </text:list-item>
                    <text:list-item>
                      <text:p text:style-name="P8">Permission [name:(public)(registrant)(ER)][rights:read]</text:p>
                    </text:list-item>
                    <text:list-item>
                      <text:p text:style-name="P8">Permission [name:(gov)(account)][rights:read]</text:p>
                    </text:list-item>
                    <text:list-item>
                      <text:p text:style-name="P8">Permission [name:(gov)(registrant)][rights:read]</text:p>
                    </text:list-item>
                    <text:list-item>
                      <text:p text:style-name="P8">Permission [name:(gov)(registrant)(NRN)][rights:read]</text:p>
                    </text:list-item>
                    <text:list-item>
                      <text:p text:style-name="P8">Permission [name:(gov)(registrant)(ER)][rights:read]</text:p>
                    </text:list-item>
                    <text:list-item>
                      <text:p text:style-name="P6">UI[prompt: goto Screen][title:Screen] [type:text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6">Control [name:tsk_name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8">Permission [name:(public)(account)][rights:read]</text:p>
                    </text:list-item>
                    <text:list-item>
                      <text:p text:style-name="P8">Permission [name:(public)(registrant)][rights:read]</text:p>
                    </text:list-item>
                    <text:list-item>
                      <text:p text:style-name="P8">Permission [name:(public)(registrant)(NRN)][rights:read]</text:p>
                    </text:list-item>
                    <text:list-item>
                      <text:p text:style-name="P8">Permission [name:(public)(registrant)(ER)][rights:read]</text:p>
                    </text:list-item>
                    <text:list-item>
                      <text:p text:style-name="P8">Permission [name:(gov)(account)][rights:read]</text:p>
                    </text:list-item>
                    <text:list-item>
                      <text:p text:style-name="P8">Permission [name:(gov)(registrant)][rights:read]</text:p>
                    </text:list-item>
                    <text:list-item>
                      <text:p text:style-name="P8">Permission [name:(gov)(registrant)(NRN)][rights:read]</text:p>
                    </text:list-item>
                    <text:list-item>
                      <text:p text:style-name="P8">Permission [name:(gov)(registrant)(ER)][rights:read]</text:p>
                    </text:list-item>
                    <text:list-item>
                      <text:p text:style-name="P6">UI[prompt: Task][title:Task] [type:text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6">Control [name:tsk_more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8">Permission [name:(public)(account)][rights:read]</text:p>
                    </text:list-item>
                    <text:list-item>
                      <text:p text:style-name="P8">Permission [name:(public)(registrant)][rights:read]</text:p>
                    </text:list-item>
                    <text:list-item>
                      <text:p text:style-name="P8">Permission [name:(public)(registrant)(NRN)][rights:read]</text:p>
                    </text:list-item>
                    <text:list-item>
                      <text:p text:style-name="P8">Permission [name:(public)(registrant)(ER)][rights:read]</text:p>
                    </text:list-item>
                    <text:list-item>
                      <text:p text:style-name="P8">Permission [name:(gov)(account)][rights:read]</text:p>
                    </text:list-item>
                    <text:list-item>
                      <text:p text:style-name="P8">Permission [name:(gov)(registrant)][rights:read]</text:p>
                    </text:list-item>
                    <text:list-item>
                      <text:p text:style-name="P8">Permission [name:(gov)(registrant)(NRN)][rights:read]</text:p>
                    </text:list-item>
                    <text:list-item>
                      <text:p text:style-name="P8">Permission [name:(gov)(registrant)(ER)][rights:read]</text:p>
                    </text:list-item>
                    <text:list-item>
                      <text:p text:style-name="P6">UI[prompt: More][title:More] [type:text]</text:p>
                    </text:list-item>
                    <text:list-item>
                      <text:p text:style-name="P6">Validation [type: character][required:false][validate:false]</text:p>
                    </text:list-item>
                    <text:list-item>
                      <text:p text:style-name="P6">Column [type:character][size:256][format:<text:a xlink:type="simple" xlink:href="mailto:AAA@AAA.AAA">AAA</text:a>]</text:p>
                    </text:list-item>
                  </text:list>
                </text:list-item>
                <text:list-item>
                  <text:p text:style-name="P6">Control [name:tsk_owner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8">Permission [name:(public)(account)][rights:read]</text:p>
                    </text:list-item>
                    <text:list-item>
                      <text:p text:style-name="P8">Permission [name:(public)(registrant)][rights:read]</text:p>
                    </text:list-item>
                    <text:list-item>
                      <text:p text:style-name="P8">Permission [name:(public)(registrant)(NRN)][rights:read]</text:p>
                    </text:list-item>
                    <text:list-item>
                      <text:p text:style-name="P8">Permission [name:(public)(registrant)(ER)][rights:read]</text:p>
                    </text:list-item>
                    <text:list-item>
                      <text:p text:style-name="P8">Permission [name:(gov)(account)][rights:read]</text:p>
                    </text:list-item>
                    <text:list-item>
                      <text:p text:style-name="P8">Permission [name:(gov)(registrant)][rights:read]</text:p>
                    </text:list-item>
                    <text:list-item>
                      <text:p text:style-name="P8">Permission [name:(gov)(registrant)(NRN)][rights:read]</text:p>
                    </text:list-item>
                    <text:list-item>
                      <text:p text:style-name="P8">Permission [name:(gov)(registrant)(ER)][rights:read]</text:p>
                    </text:list-item>
                    <text:list-item>
                      <text:p text:style-name="P6">UI[prompt: Owner][title:Owner] [type:text]</text:p>
                      <text:list>
                        <text:list-item>
                          <text:p text:style-name="P6">Sample [sample: smithj@yahoo.com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6"/>
                </text:list-item>
                <text:list-item>
                  <text:p text:style-name="P6">Control [name:tsk_insertdate] [type:control][visible:true][showon:read,update]</text:p>
                  <text:list>
                    <text:list-item>
                      <text:p text:style-name="P6">[definition: Date and time <text:s/>task was submitted]</text:p>
                    </text:list-item>
                    <text:list-item>
                      <text:p text:style-name="P8">Permission [name:(public)(account)][rights:read]</text:p>
                    </text:list-item>
                    <text:list-item>
                      <text:p text:style-name="P8">Permission [name:(public)(registrant)][rights:read]</text:p>
                    </text:list-item>
                    <text:list-item>
                      <text:p text:style-name="P8">Permission [name:(public)(registrant)(NRN)][rights:read]</text:p>
                    </text:list-item>
                    <text:list-item>
                      <text:p text:style-name="P8">Permission [name:(public)(registrant)(ER)][rights:read]</text:p>
                    </text:list-item>
                    <text:list-item>
                      <text:p text:style-name="P8">Permission [name:(gov)(account)][rights:read]</text:p>
                    </text:list-item>
                    <text:list-item>
                      <text:p text:style-name="P8">Permission [name:(gov)(registrant)][rights:read]</text:p>
                    </text:list-item>
                    <text:list-item>
                      <text:p text:style-name="P8">Permission [name:(gov)(registrant)(NRN)][rights:read]</text:p>
                    </text:list-item>
                    <text:list-item>
                      <text:p text:style-name="P8">Permission [name:(gov)(registrant)(ER)][rights:read]</text:p>
                    </text:list-item>
                    <text:list-item>
                      <text:p text:style-name="P6">Column [type:calendar][size:8][format:NNNNNNNNNN]</text:p>
                    </text:list-item>
                    <text:list-item>
                      <text:p text:style-name="P6">UI [prompt:Created][title:Created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4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3"><text:span text:style-name="T1">Table [name: </text:span><text:span text:style-name="T5">NRN_Upcoming_Dead_Line </text:span><text:span text:style-name="T1">][relationship:][limit:][type: sproc]</text:span></text:p>
              <text:list>
                <text:list-item>
                  <text:p text:style-name="P3"><text:span text:style-name="T1">Definition [text: Next Upcoming NRN Dead Line </text:span><text:span text:style-name="T2">invitations sent, comment counts, change counts]</text:span></text:p>
                  <text:list>
                    <text:list-item>
                      <text:p text:style-name="P6">[description:Registrants]</text:p>
                    </text:list-item>
                  </text:list>
                  <text:p text:style-name="P4"/>
                </text:list-item>
                <text:list-item>
                  <text:p text:style-name="P4">Control [name:dl_aip_name] <text:s/>[visible: true] [width:25][height:1][showon: read]</text:p>
                  <text:list>
                    <text:list-item>
                      <text:p text:style-name="P4">[definition: the project name or some other suiteable identifier]</text:p>
                    </text:list-item>
                    <text:list-item>
                      <text:p text:style-name="P4">Permission [name:(public)(registrant)(NRN)(editor)][rights: read][default: The house on the corner]</text:p>
                    </text:list-item>
                    <text:list-item>
                      <text:p text:style-name="P4">Permission [name:(public)(registrant)(NRN)(editor-proxy)][rights: read][default: The house on the corner]</text:p>
                    </text:list-item>
                    <text:list-item>
                      <text:p text:style-name="P4">Permission [name:(gov)(registrant)(NRN)(help-desk)][rights:create][default:]</text:p>
                    </text:list-item>
                    <text:list-item>
                      <text:p text:style-name="P4">Permission [name:(gov)(registrant)(ER)(help-desk)][rights:create][default:]</text:p>
                    </text:list-item>
                    <text:list-item>
                      <text:p text:style-name="P4">UI[prompt: Nomination][title: Nomination] [type:hidden]</text:p>
                      <text:list>
                        <text:list-item>
                          <text:p text:style-name="P4">Hidden-Value [value:the house on the corner]</text:p>
                        </text:list-item>
                      </text:list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][format:]</text:p>
                    </text:list-item>
                  </text:list>
                </text:list-item>
                <text:list-item>
                  <text:p text:style-name="P6">Control [name:dl_days ] [visible: true] [width:25][height:1][showon: read]</text:p>
                  <text:list>
                    <text:list-item>
                      <text:p text:style-name="P6">[definition: the number of days until the next deadline.]</text:p>
                    </text:list-item>
                    <text:list-item>
                      <text:p text:style-name="P6">Permission [name:(public)(registrant)(NRN)(editor)][rights: read]</text:p>
                    </text:list-item>
                    <text:list-item>
                      <text:p text:style-name="P6">Permission [name:(public)(registrant)(NRN)(editor-proxy)][rights: 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UI[prompt: Days Left][title:Days Left] [type:text]</text:p>
                      <text:list>
                        <text:list-item>
                          <text:p text:style-name="P6">Sample [sample: 15] </text:p>
                        </text:list-item>
                      </text:list>
                    </text:list-item>
                    <text:list-item>
                      <text:p text:style-name="P6">Validation [type: numeric][required:true][validate:no]</text:p>
                    </text:list-item>
                    <text:list-item>
                      <text:p text:style-name="P6">Column [type:integer][size:10][format:NNNNNNNNNN]</text:p>
                    </text:list-item>
                  </text:list>
                </text:list-item>
                <text:list-item>
                  <text:p text:style-name="P6">Control [name:dl_date] <text:s/>[visible: true] [width:25][height:1][showon: read]</text:p>
                  <text:list>
                    <text:list-item>
                      <text:p text:style-name="P6">[definition: the date of the upcoming deadline.]</text:p>
                    </text:list-item>
                    <text:list-item>
                      <text:p text:style-name="P6">Permission [name:(public)(registrant)(NRN)(editor)][rights: read]</text:p>
                    </text:list-item>
                    <text:list-item>
                      <text:p text:style-name="P6">Permission [name:(public)(registrant)(NRN)(editor-proxy)][rights: 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UI[prompt: Deadline][title: Deadline] [type:text]</text:p>
                      <text:list>
                        <text:list-item>
                          <text:p text:style-name="P6">Sample [sample: 02/04/2013] </text:p>
                        </text:list-item>
                      </text:list>
                    </text:list-item>
                    <text:list-item>
                      <text:p text:style-name="P6">Validation [type: datetime][required:true][validate:no]</text:p>
                    </text:list-item>
                    <text:list-item>
                      <text:p text:style-name="P6">Column [type:datatime][size:10][format:NNNNNNNNNN]</text:p>
                    </text:list-item>
                  </text:list>
                </text:list-item>
                <text:list-item>
                  <text:p text:style-name="P6"/>
                </text:list-item>
                <text:list-item>
                  <text:p text:style-name="P6">Control [name:dl_rn_owner] <text:s/>[visible:yes][width:25][height:1][showon: 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6">Permission [name:(public)(registrant)(NRN)(editor)][rights:read]</text:p>
                    </text:list-item>
                    <text:list-item>
                      <text:p text:style-name="P6">Permission [name:(public)(registrant)(NRN)(editor-proxy)][rights: 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UI[prompt: Owner][title:Owner] [type:text]</text:p>
                      <text:list>
                        <text:list-item>
                          <text:p text:style-name="P6">Sample [sample: smithj@yahoo.com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4">Control [name:dl_type] <text:s/>[visible: true] [width:25][height:1][showon:create,update,read]</text:p>
                  <text:list>
                    <text:list-item>
                      <text:p text:style-name="P4">[definition: Defines the summary type.]</text:p>
                    </text:list-item>
                    <text:list-item>
                      <text:p text:style-name="P4">Permission [name:(public)(registrant)][rights:create,read,update][default: National-Register]</text:p>
                    </text:list-item>
                    <text:list-item>
                      <text:p text:style-name="P4">Permission [name:(gov)(registrant)(NRN)(help-desk)][rights:create][default:National-Register]</text:p>
                    </text:list-item>
                    <text:list-item>
                      <text:p text:style-name="P4">Permission [name:(gov)(registrant)(ER)(help-desk)][rights:create][default:National-Register]</text:p>
                    </text:list-item>
                    <text:list-item>
                      <text:p text:style-name="P4">UI[prompt: Summary Request Type][title: Summary Request Type] [type:hidden]</text:p>
                      <text:list>
                        <text:list-item>
                          <text:p text:style-name="P4">Hidden-Value [value:National-Register]</text:p>
                        </text:list-item>
                        <text:list-item>
                          <text:p text:style-name="P4">Hidden-Value [value:Environmental-Review]</text:p>
                        </text:list-item>
                      </text:list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][format:]</text:p>
                    </text:list-item>
                  </text:list>
                  <text:p text:style-name="P4"/>
                </text:list-item>
              </text:list>
            </text:list-item>
            <text:list-item>
              <text:p text:style-name="P3"><text:span text:style-name="T1">Table [name: </text:span><text:span text:style-name="T5">NRN_Activity_Summary</text:span><text:span text:style-name="T1">][relationship:][limit:][type: sproc]</text:span></text:p>
              <text:list>
                <text:list-item>
                  <text:p text:style-name="P3"><text:span text:style-name="T1">Definition [text: Summary of </text:span><text:span text:style-name="T2">invitations sent, comment counts, change counts]</text:span></text:p>
                  <text:list>
                    <text:list-item>
                      <text:p text:style-name="P6">[description:Registrants]</text:p>
                      <text:p text:style-name="P6"/>
                    </text:list-item>
                  </text:list>
                </text:list-item>
                <text:list-item>
                  <text:p text:style-name="P4">Control [name:act_aip_name] <text:s/>[visible: true] [width:25][height:1][showon: read]</text:p>
                  <text:list>
                    <text:list-item>
                      <text:p text:style-name="P4">[definition: the project name or some other suiteable identifier]</text:p>
                    </text:list-item>
                    <text:list-item>
                      <text:p text:style-name="P4">Permission [name:(public)(registrant)(NRN)(editor)][rights: read][default: The house on the corner]</text:p>
                    </text:list-item>
                    <text:list-item>
                      <text:p text:style-name="P4">Permission [name:(gov)(registrant)(NRN)(help-desk)][rights:create][default:]</text:p>
                    </text:list-item>
                    <text:list-item>
                      <text:p text:style-name="P4">Permission [name:(gov)(registrant)(ER)(help-desk)][rights:create][default:]</text:p>
                    </text:list-item>
                    <text:list-item>
                      <text:p text:style-name="P4">UI[prompt: Nomination][title: Nomination] [type:hidden]</text:p>
                      <text:list>
                        <text:list-item>
                          <text:p text:style-name="P4">Hidden-Value [value:the house on the corner]</text:p>
                        </text:list-item>
                      </text:list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][format:]</text:p>
                    </text:list-item>
                  </text:list>
                </text:list-item>
                <text:list-item>
                  <text:p text:style-name="P6">Control [name:act_invites] <text:s/>[visible: true] [width:25][height:1][showon: read]</text:p>
                  <text:list>
                    <text:list-item>
                      <text:p text:style-name="P6">[definition: the count of all invitations sent by a specific registrant.]</text:p>
                    </text:list-item>
                    <text:list-item>
                      <text:p text:style-name="P6">Permission [name:(public)(registrant)(NRN)(editor)][rights: 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UI[prompt: Invitations][title:Invitations] [type:text]</text:p>
                      <text:list>
                        <text:list-item>
                          <text:p text:style-name="P6">Sample [sample: 1] </text:p>
                        </text:list-item>
                      </text:list>
                    </text:list-item>
                    <text:list-item>
                      <text:p text:style-name="P6">Validation [type: numeric][required:true][validate:no]</text:p>
                    </text:list-item>
                    <text:list-item>
                      <text:p text:style-name="P6">Column [type:integer][size:10][format:NNNNNNNNNN]</text:p>
                    </text:list-item>
                  </text:list>
                </text:list-item>
                <text:list-item>
                  <text:p text:style-name="P6">Control [name:act_comments] <text:s/>[visible: true] [width:25][height:1][showon: read]</text:p>
                  <text:list>
                    <text:list-item>
                      <text:p text:style-name="P6">[definition: the count of all comments related to the nomination.]</text:p>
                    </text:list-item>
                    <text:list-item>
                      <text:p text:style-name="P6">Permission [name:(public)(registrant)(NRN)(editor)][rights: 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UI[prompt: Comments][title: Comments] [type:text]</text:p>
                      <text:list>
                        <text:list-item>
                          <text:p text:style-name="P6">Sample [sample: 5] </text:p>
                        </text:list-item>
                      </text:list>
                    </text:list-item>
                    <text:list-item>
                      <text:p text:style-name="P6">Validation [type: numeric][required:true][validate:no]</text:p>
                    </text:list-item>
                    <text:list-item>
                      <text:p text:style-name="P6">Column [type:integer][size:10][format:NNNNNNNNNN]</text:p>
                    </text:list-item>
                  </text:list>
                </text:list-item>
                <text:list-item>
                  <text:p text:style-name="P6">Control [name:act_replies] <text:s/>[visible: true] [width:25][height:1][showon: read]</text:p>
                  <text:list>
                    <text:list-item>
                      <text:p text:style-name="P6">[definition: the count of all replies related to the nomination.]</text:p>
                    </text:list-item>
                    <text:list-item>
                      <text:p text:style-name="P6">Permission [name:(public)(registrant)(NRN)(editor)][rights: 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UI[prompt: Replies][title: Replies] [type:text]</text:p>
                      <text:list>
                        <text:list-item>
                          <text:p text:style-name="P6">Sample [sample: 15] </text:p>
                        </text:list-item>
                      </text:list>
                    </text:list-item>
                    <text:list-item>
                      <text:p text:style-name="P6">Validation [type: numeric][required:true][validate:no]</text:p>
                    </text:list-item>
                    <text:list-item>
                      <text:p text:style-name="P6">Column [type:integer][size:10][format:NNNNNNNNNN]</text:p>
                    </text:list-item>
                  </text:list>
                </text:list-item>
                <text:list-item>
                  <text:p text:style-name="P6">Control [name:act_changes] <text:s/>[visible: true] [width:25][height:1][showon: read]</text:p>
                  <text:list>
                    <text:list-item>
                      <text:p text:style-name="P6">[definition: the count of all changes to the nomination.]</text:p>
                    </text:list-item>
                    <text:list-item>
                      <text:p text:style-name="P6">Permission [name:(public)(registrant)(NRN)(editor)][rights: 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UI[prompt: Changes][title: Changes] [type:text]</text:p>
                      <text:list>
                        <text:list-item>
                          <text:p text:style-name="P6">Sample [sample: 50] </text:p>
                        </text:list-item>
                      </text:list>
                    </text:list-item>
                    <text:list-item>
                      <text:p text:style-name="P6">Validation [type: numeric][required:true][validate:no]</text:p>
                    </text:list-item>
                    <text:list-item>
                      <text:p text:style-name="P6">Column [type:integer][size:10][format:NNNNNNNNNN]</text:p>
                    </text:list-item>
                  </text:list>
                  <text:p text:style-name="P6"/>
                </text:list-item>
                <text:list-item>
                  <text:p text:style-name="P4">Control [name:act_owner] <text:s/>[visible: true] [width:25][height:1][showon:create,update,read]</text:p>
                  <text:list>
                    <text:list-item>
                      <text:p text:style-name="P4">[definition: Defines who owns this applicaiton.]</text:p>
                    </text:list-item>
                    <text:list-item>
                      <text:p text:style-name="P4">Permission [name:(public)(registrant)][rights:create,read,update][default: smithjt@yahoo.com]</text:p>
                    </text:list-item>
                    <text:list-item>
                      <text:p text:style-name="P4">Permission [name:(gov)(registrant)(NRN)(help-desk)][rights:create][default:]</text:p>
                    </text:list-item>
                    <text:list-item>
                      <text:p text:style-name="P4">UI[prompt: Owner][title: Owner] [type:hidden]</text:p>
                      <text:list>
                        <text:list-item>
                          <text:p text:style-name="P4">Hidden-Value [value:smithjt@yahoo.com]</text:p>
                        </text:list-item>
                      </text:list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][format:]</text:p>
                    </text:list-item>
                  </text:list>
                </text:list-item>
                <text:list-item>
                  <text:p text:style-name="P4">Control [name:act_type] <text:s/>[visible: true] [width:25][height:1][showon:create,update,read]</text:p>
                  <text:list>
                    <text:list-item>
                      <text:p text:style-name="P4">[definition: Defines the summary type.]</text:p>
                    </text:list-item>
                    <text:list-item>
                      <text:p text:style-name="P4">Permission [name:(public)(registrant)][rights:create,read,update][default: National-Register]</text:p>
                    </text:list-item>
                    <text:list-item>
                      <text:p text:style-name="P4">Permission [name:(gov)(registrant)(NRN)(help-desk)][rights:create][default:National-Register]</text:p>
                    </text:list-item>
                    <text:list-item>
                      <text:p text:style-name="P4">Permission [name:(gov)(registrant)(ER)(help-desk)][rights:create][default:National-Register]</text:p>
                    </text:list-item>
                    <text:list-item>
                      <text:p text:style-name="P4">UI[prompt: Summary Request Type][title: Summary Request Type] [type:hidden]</text:p>
                      <text:list>
                        <text:list-item>
                          <text:p text:style-name="P4">Hidden-Value [value:(public)(registrant)(NRN)(editor)]</text:p>
                        </text:list-item>
                        <text:list-item>
                          <text:p text:style-name="P4">Hidden-Value [value:(public)(registrant)(ER)(editor)]</text:p>
                        </text:list-item>
                      </text:list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][format:]</text:p>
                    </text:list-item>
                  </text:list>
                </text:list-item>
              </text:list>
            </text:list-item>
            <text:list-item>
              <text:p text:style-name="P6"/>
            </text:list-item>
            <text:list-item>
              <text:p text:style-name="P3"><text:span text:style-name="T1">Table [name: </text:span><text:span text:style-name="T5">Applications_Completed</text:span><text:span text:style-name="T1">][relationship:][limit:][type:table]</text:span></text:p>
              <text:list>
                <text:list-item>
                  <text:p text:style-name="P6">Definition [text: Applications that have been approved and therefor completed]</text:p>
                  <text:list>
                    <text:list-item>
                      <text:p text:style-name="P6">[description:]</text:p>
                    </text:list-item>
                  </text:list>
                  <text:p text:style-name="P6"/>
                </text:list-item>
                <text:list-item>
                  <text:p text:style-name="P6">Control [name:ac_name] <text:s/>[visible: true] [width:25][height:1][showon:update]</text:p>
                  <text:list>
                    <text:list-item>
                      <text:p text:style-name="P6">[definition: the project name or some other suiteable identifier]</text:p>
                    </text:list-item>
                    <text:list-item>
                      <text:p text:style-name="P6">Permission [name:(public)(registrant)][rights:read]</text:p>
                    </text:list-item>
                    <text:list-item>
                      <text:p text:style-name="P6">Permission [name:(public)(registrant)(NRN)][rights:read]</text:p>
                    </text:list-item>
                    <text:list-item>
                      <text:p text:style-name="P9">Permission [name:(public)(registrant)(ER)][rights:read]</text:p>
                    </text:list-item>
                    <text:list-item>
                      <text:p text:style-name="P9"/>
                    </text:list-item>
                    <text:list-item>
                      <text:p text:style-name="P9">Permission [name:(gov)(registrant)(NRN)][rights:read]</text:p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UI[prompt: Project Name][title:Project Name] [type:text]</text:p>
                      <text:list>
                        <text:list-item>
                          <text:p text:style-name="P6">Sample [sample: The house on the corner] 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  <text:list-item>
                      <text:p text:style-name="P7">Instruction [text: Application Name]</text:p>
                      <text:p text:style-name="P9"/>
                    </text:list-item>
                  </text:list>
                </text:list-item>
                <text:list-item>
                  <text:p text:style-name="P4">Control [name:ac_type] <text:s/>[visible: true] [width:25][height:1][showon:read]</text:p>
                  <text:list>
                    <text:list-item>
                      <text:p text:style-name="P4">[definition: Defines the Application type.]</text:p>
                    </text:list-item>
                    <text:list-item>
                      <text:p text:style-name="P4">Permission [name:(public)(registrant)][rights:read][default: National-Register]</text:p>
                    </text:list-item>
                    <text:list-item>
                      <text:p text:style-name="P4">Permission [name:(public)(registrant)(NRN)][rights:read]</text:p>
                    </text:list-item>
                    <text:list-item>
                      <text:p text:style-name="P9">Permission [name:(public)(registrant)(ER)][rights:read]</text:p>
                    </text:list-item>
                    <text:list-item>
                      <text:p text:style-name="P9"/>
                    </text:list-item>
                    <text:list-item>
                      <text:p text:style-name="P9">Permission [name:(gov)(registrant)(NRN)][rights:read]</text:p>
                    </text:list-item>
                    <text:list-item>
                      <text:p text:style-name="P4">Permission [name:(gov)(registrant)(NRN)(help-desk)][rights:read][default:National-Register]</text:p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4">Permission [name:(gov)(registrant)(ER)(help-desk)][rights:read][default:National-Register]</text:p>
                    </text:list-item>
                    <text:list-item>
                      <text:p text:style-name="P4">UI[prompt: Application Request Type][title:Application Request Type] [type:hidden]</text:p>
                      <text:list>
                        <text:list-item>
                          <text:p text:style-name="P4">Hidden-Value [value:National-Register]</text:p>
                        </text:list-item>
                        <text:list-item>
                          <text:p text:style-name="P4">Hidden-Value [value:Environmental-Review]</text:p>
                        </text:list-item>
                      </text:list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][format:]</text:p>
                    </text:list-item>
                    <text:list-item>
                      <text:p text:style-name="P5">Instruction [text: Application Type]</text:p>
                    </text:list-item>
                  </text:list>
                </text:list-item>
                <text:list-item>
                  <text:p text:style-name="P4">Control [name:ac_owner] <text:s/>[visible: true] [width:25][height:1][showon:read]</text:p>
                  <text:list>
                    <text:list-item>
                      <text:p text:style-name="P4">[definition: Defines who owns this application.]</text:p>
                    </text:list-item>
                    <text:list-item>
                      <text:p text:style-name="P4">Permission [name:(public)(registrant)][rights:read][default: <text:a xlink:type="simple" xlink:href="mailto:smithjt@yahoo.com">smithjt@yahoo.com</text:a>]</text:p>
                    </text:list-item>
                    <text:list-item>
                      <text:p text:style-name="P4">Permission [name:(public)(registrant)(NRN)][rights:read]</text:p>
                    </text:list-item>
                    <text:list-item>
                      <text:p text:style-name="P9">Permission [name:(public)(registrant)(ER)][rights:read]</text:p>
                    </text:list-item>
                    <text:list-item>
                      <text:p text:style-name="P9"/>
                    </text:list-item>
                    <text:list-item>
                      <text:p text:style-name="P9">Permission [name:(gov)(registrant)(NRN)][rights:read]</text:p>
                    </text:list-item>
                    <text:list-item>
                      <text:p text:style-name="P4">Permission [name:(gov)(registrant)(NRN)(help-desk)][rights:read][default:]</text:p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4">Permission [name:(gov)(registrant)(ER)(help-desk)][rights:read][default:]</text:p>
                    </text:list-item>
                    <text:list-item>
                      <text:p text:style-name="P4">UI[prompt: Owner][title: Owner] [type:hidden]</text:p>
                      <text:list>
                        <text:list-item>
                          <text:p text:style-name="P4">Hidden-Value [value:smithjt@yahoo.com]</text:p>
                        </text:list-item>
                      </text:list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][format:]</text:p>
                    </text:list-item>
                    <text:list-item>
                      <text:p text:style-name="P5">Instruction [text: <text:s/>Application Initiator]</text:p>
                      <text:p text:style-name="P6"/>
                    </text:list-item>
                  </text:list>
                </text:list-item>
                <text:list-item>
                  <text:p text:style-name="P6">Control [name:ac_insertdate] [type:control][visible:true][showon:read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>Permission [name:(public)(registrant)][rights:read]</text:p>
                    </text:list-item>
                    <text:list-item>
                      <text:p text:style-name="P6">Permission [name:(public)(registrant)(NRN)][rights:read]</text:p>
                    </text:list-item>
                    <text:list-item>
                      <text:p text:style-name="P6">Permission [name:(public)(registrant)(NRN)(editor)][rights:read]</text:p>
                    </text:list-item>
                    <text:list-item>
                      <text:p text:style-name="P6">Permission [name:(public)(registrant)(NRN)(editor-proxy)][rights:read]</text:p>
                    </text:list-item>
                    <text:list-item>
                      <text:p text:style-name="P9">Permission [name:(public)(registrant)(ER)][rights:read]</text:p>
                    </text:list-item>
                    <text:list-item>
                      <text:p text:style-name="P9"/>
                    </text:list-item>
                    <text:list-item>
                      <text:p text:style-name="P6"/>
                    </text:list-item>
                    <text:list-item>
                      <text:p text:style-name="P9">Permission [name:(gov)(registrant)(NRN)][rights: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6">Permission [name:(gov)(registrant)(ER)(editor)][rights:read]</text:p>
                    </text:list-item>
                    <text:list-item>
                      <text:p text:style-name="P6">Permission [name:(gov)(registrant)(ER)(editor-proxy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calendar][size:8][format:NNNNNNNNNN]</text:p>
                    </text:list-item>
                    <text:list-item>
                      <text:p text:style-name="P6">UI [prompt:Completed][title:Completed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5">Instruction [text: <text:s/>Completion Date]</text:p>
                      <text:p text:style-name="P6"/>
                    </text:list-item>
                  </text:list>
                </text:list-item>
              </text:list>
            </text:list-item>
            <text:list-item>
              <text:p text:style-name="P3"><text:span text:style-name="T1">Table [name: </text:span><text:span text:style-name="T5">Applications_In_Progress</text:span><text:span text:style-name="T1">][relationship:][limit:][type:table]</text:span></text:p>
              <text:list>
                <text:list-item>
                  <text:p text:style-name="P6">Definition [text: Registrants table holds the user system identification]</text:p>
                  <text:list>
                    <text:list-item>
                      <text:p text:style-name="P6">[description:Registrants]</text:p>
                    </text:list-item>
                  </text:list>
                  <text:p text:style-name="P6"/>
                </text:list-item>
                <text:list-item>
                  <text:p text:style-name="P6">Control [name:aip_name] <text:s/>[visible: true] [width:25][height:1][showon:create,update,read]</text:p>
                  <text:list>
                    <text:list-item>
                      <text:p text:style-name="P6">[definition: the project name or some other suiteable identifier]</text:p>
                    </text:list-item>
                    <text:list-item>
                      <text:p text:style-name="P6">Permission [name:(public)(registrant)][rights:create,read]</text:p>
                    </text:list-item>
                    <text:list-item>
                      <text:p text:style-name="P6">Permission [name:(public)(registrant)(NRN)][rights:create,read]</text:p>
                    </text:list-item>
                    <text:list-item>
                      <text:p text:style-name="P9">Permission [name:(public)(registrant)(ER)][rights:create,read,update]</text:p>
                    </text:list-item>
                    <text:list-item>
                      <text:p text:style-name="P9"/>
                    </text:list-item>
                    <text:list-item>
                      <text:p text:style-name="P9">Permission [name:(gov)(registrant)(NRN)][rights:read]</text:p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9"/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UI[prompt: Project Name][title:Project Name] [type:text]</text:p>
                      <text:list>
                        <text:list-item>
                          <text:p text:style-name="P6">Sample [sample: The house on the corner] 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  <text:list-item>
                      <text:p text:style-name="P7">Instruction [text: Application Name]</text:p>
                      <text:p text:style-name="P9"/>
                    </text:list-item>
                  </text:list>
                </text:list-item>
                <text:list-item>
                  <text:p text:style-name="P4">Control [name:<text:span text:style-name="T15">aip_type</text:span>] <text:s/>[visible: true] [width:25][height:1][showon:create,read]</text:p>
                  <text:list>
                    <text:list-item>
                      <text:p text:style-name="P4">[definition: Defines the Application type.]</text:p>
                    </text:list-item>
                    <text:list-item>
                      <text:p text:style-name="P4">Permission [name:(public)(registrant)][rights:create,read][default: National-Register]</text:p>
                    </text:list-item>
                    <text:list-item>
                      <text:p text:style-name="P4">Permission [name:(public)(registrant)(NRN)][rights:read]</text:p>
                    </text:list-item>
                    <text:list-item>
                      <text:p text:style-name="P9">Permission [name:(public)(registrant)(ER)][rights:read]</text:p>
                    </text:list-item>
                    <text:list-item>
                      <text:p text:style-name="P9"/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4">Permission [name:(gov)(registrant)(ER)(help-desk)][rights:read]</text:p>
                    </text:list-item>
                    <text:list-item>
                      <text:p text:style-name="P4">Permission [name:(gov)(registrant)(NRN)] [rights:read]</text:p>
                    </text:list-item>
                    <text:list-item>
                      <text:p text:style-name="P4">Permission [name:(gov)(registrant)(NRN)(help-desk)][rights:read]</text:p>
                    </text:list-item>
                    <text:list-item>
                      <text:p text:style-name="P4">UI[prompt: Application Request Type][title:Application Request Type] [type:hidden]</text:p>
                      <text:list>
                        <text:list-item>
                          <text:p text:style-name="P4">Hidden-Value [value:National-Register]</text:p>
                        </text:list-item>
                        <text:list-item>
                          <text:p text:style-name="P4">Hidden-Value [value:Environmental-Review]</text:p>
                        </text:list-item>
                      </text:list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][format:]</text:p>
                    </text:list-item>
                    <text:list-item>
                      <text:p text:style-name="P5">Instruction [text: Application Type]</text:p>
                    </text:list-item>
                  </text:list>
                </text:list-item>
                <text:list-item>
                  <text:p text:style-name="P4">Control [name:aip_owner] <text:s/>[visible: true] [width:25][height:1][showon:create,update,read]</text:p>
                  <text:list>
                    <text:list-item>
                      <text:p text:style-name="P4">[definition: Defines who owns this applicaiton.]</text:p>
                    </text:list-item>
                    <text:list-item>
                      <text:p text:style-name="P4">Permission [name:(public)(registrant)][rights:create,read][default: <text:a xlink:type="simple" xlink:href="mailto:smithjt@yahoo.com">smithjt@yahoo.com</text:a>]</text:p>
                    </text:list-item>
                    <text:list-item>
                      <text:p text:style-name="P4">Permission [name:(public)(registrant)(NRN)][rights:read]</text:p>
                    </text:list-item>
                    <text:list-item>
                      <text:p text:style-name="P9">Permission [name:(public)(registrant)(ER)][rights:read]</text:p>
                    </text:list-item>
                    <text:list-item>
                      <text:p text:style-name="P9"/>
                    </text:list-item>
                    <text:list-item>
                      <text:p text:style-name="P9">Permission [name:(gov)(registrant)(NRN)][rights:read]</text:p>
                    </text:list-item>
                    <text:list-item>
                      <text:p text:style-name="P4">Permission [name:(gov)(registrant)(NRN)(help-desk)][rights:create][default:]</text:p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4">Permission [name:(gov)(registrant)(ER)(help-desk)][rights:create][default:]</text:p>
                    </text:list-item>
                    <text:list-item>
                      <text:p text:style-name="P4">UI[prompt: Owner][title: Owner] [type:hidden]</text:p>
                      <text:list>
                        <text:list-item>
                          <text:p text:style-name="P4">Hidden-Value [value:smithjt@yahoo.com]</text:p>
                        </text:list-item>
                      </text:list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][format:]</text:p>
                    </text:list-item>
                    <text:list-item>
                      <text:p text:style-name="P5">Instruction [text: Application Initiator]</text:p>
                      <text:p text:style-name="P6"/>
                    </text:list-item>
                  </text:list>
                </text:list-item>
                <text:list-item>
                  <text:p text:style-name="P6">Control [name:aip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>Permission [name:(public)(registrant)][rights:read,update]</text:p>
                    </text:list-item>
                    <text:list-item>
                      <text:p text:style-name="P6">Permission [name:(public)(registrant)(NRN)][rights:read]</text:p>
                    </text:list-item>
                    <text:list-item>
                      <text:p text:style-name="P9">Permission [name:(public)(registrant)(ER)][rights:read]</text:p>
                    </text:list-item>
                    <text:list-item>
                      <text:p text:style-name="P9"/>
                    </text:list-item>
                    <text:list-item>
                      <text:p text:style-name="P9">Permission [name:(gov)(registrant)(NRN)][rights:read]</text:p>
                    </text:list-item>
                    <text:list-item>
                      <text:p text:style-name="P6">Permission [name:(public)(registrant)(NRN)(editor)][rights:read]</text:p>
                    </text:list-item>
                    <text:list-item>
                      <text:p text:style-name="P6">Permission [name:(public)(registrant)(NRN)(editor-proxy)][rights:read]</text:p>
                    </text:list-item>
                    <text:list-item>
                      <text:p text:style-name="P6"/>
                    </text:list-item>
                    <text:list-item>
                      <text:p text:style-name="P9">Permission [name:(gov)(registrant)(ER)][rights:read]</text:p>
                    </text:list-item>
                    <text:list-item>
                      <text:p text:style-name="P6">Permission [name:(gov)(registrant)(ER)(editor)][rights:read]</text:p>
                    </text:list-item>
                    <text:list-item>
                      <text:p text:style-name="P6">Permission [name:(gov)(registrant)(ER)(editor-proxy)][rights: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calendar][size:8][format:NNNNNNNNNN]</text:p>
                    </text:list-item>
                    <text:list-item>
                      <text:p text:style-name="P6">UI [prompt:Initiated][title:Initiated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5">Instruction [text: <text:s/>Initiated Date]</text:p>
                      <text:p text:style-name="P6"/>
                    </text:list-item>
                  </text:list>
                </text:list-item>
              </text:list>
            </text:list-item>
            <text:list-item>
              <text:p text:style-name="P6"/>
            </text:list-item>
          </text:list>
        </text:list-item>
      </text:list>
      <text:p text:style-name="P1"/>
      <text:list xml:id="list34677587" text:continue-numbering="true" text:style-name="L1">
        <text:list-item>
          <text:list>
            <text:list-item>
              <text:p text:style-name="P3"><text:span text:style-name="T1">Table [name: </text:span><text:span text:style-name="T5">Registrants</text:span><text:span text:style-name="T1">][relationship:one][limit:1][type:table]</text:span></text:p>
              <text:list>
                <text:list-item>
                  <text:p text:style-name="P6">Definition [text: Registrants table holds the user system identification]</text:p>
                  <text:list>
                    <text:list-item>
                      <text:p text:style-name="P6">[description:Registrants]</text:p>
                    </text:list-item>
                  </text:list>
                  <text:p text:style-name="P6"/>
                  <text:p text:style-name="P6"/>
                </text:list-item>
                <text:list-item>
                  <text:p text:style-name="P6">Control [name:rn_name] <text:s/>[visible: true] [width:25][height:1][showon:create,update,read]</text:p>
                  <text:list>
                    <text:list-item>
                      <text:p text:style-name="P6">[definition: the complete full name of the individual]</text:p>
                    </text:list-item>
                    <text:list-item>
                      <text:p text:style-name="P9">Permission [name:(public)(guest)][rights:create]</text:p>
                    </text:list-item>
                    <text:list-item>
                      <text:p text:style-name="P10">Permission [name:(public)(account)][rights:read,update]</text:p>
                    </text:list-item>
                    <text:list-item>
                      <text:p text:style-name="P10">Permission [name:(public)(registrant)][rights:read,update]</text:p>
                    </text:list-item>
                    <text:list-item>
                      <text:p text:style-name="P10">Permission [name:(gov)(guest)][rights:create]</text:p>
                    </text:list-item>
                    <text:list-item>
                      <text:p text:style-name="P10">Permission [name:(gov)(account)][rights:read,update]</text:p>
                    </text:list-item>
                    <text:list-item>
                      <text:p text:style-name="P10">Permission [name:(gov)(registrant)][rights:read,update]</text:p>
                    </text:list-item>
                    <text:list-item>
                      <text:p text:style-name="P11"/>
                    </text:list-item>
                    <text:list-item>
                      <text:p text:style-name="P11">Permission [name:(public)(registrant)(NRN)(editor)][rights:read,update]</text:p>
                    </text:list-item>
                    <text:list-item>
                      <text:p text:style-name="P11">Permission [name:(public)(registrant)(NRN)(editor-proxy)][rights:read,update]</text:p>
                    </text:list-item>
                    <text:list-item>
                      <text:p text:style-name="P11">Permission [name:(gov)(registrant)(NRN)(reviewer)][rights:read,update]</text:p>
                    </text:list-item>
                    <text:list-item>
                      <text:p text:style-name="P11">Permission [name:(gov)(registrant)(NRN)(approver)][rights:read,update]</text:p>
                    </text:list-item>
                    <text:list-item>
                      <text:p text:style-name="P11">Permission [name:(gov)(registrant)(NRN)(manager)][rights:read,update]</text:p>
                    </text:list-item>
                    <text:list-item>
                      <text:p text:style-name="P11">Permission [name:(gov)(registrant)(NRN)(help-desk)][rights:create,read,update]</text:p>
                    </text:list-item>
                    <text:list-item>
                      <text:p text:style-name="P11">Permission [name:(gov)(registrant)(ER)(editor)][rights:read,update]</text:p>
                    </text:list-item>
                    <text:list-item>
                      <text:p text:style-name="P11">Permission [name:(gov)(registrant)(ER)(editor-proxy)][rights:read,update]</text:p>
                    </text:list-item>
                    <text:list-item>
                      <text:p text:style-name="P11">Permission [name:(gov)(registrant)(ER)(reviewer)][rights:read,update]</text:p>
                    </text:list-item>
                    <text:list-item>
                      <text:p text:style-name="P11">Permission [name:(gov)(registrant)(ER)(approver)][rights:read,update]</text:p>
                    </text:list-item>
                    <text:list-item>
                      <text:p text:style-name="P11">Permission [name:(gov)(registrant)(ER)(manager)][rights:read,update]</text:p>
                    </text:list-item>
                    <text:list-item>
                      <text:p text:style-name="P11">Permission [name:(gov)(registrant)(ER)(help-desk)][rights:create,read,update]</text:p>
                    </text:list-item>
                    <text:list-item>
                      <text:p text:style-name="P6"/>
                    </text:list-item>
                    <text:list-item>
                      <text:p text:style-name="P6">UI[prompt: Your Legal Name][title:Name] [type:text]</text:p>
                      <text:list>
                        <text:list-item>
                          <text:p text:style-name="P6">Sample [sample: James Tiberius Smyth II] 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  <text:p text:style-name="P6"/>
                    </text:list-item>
                  </text:list>
                </text:list-item>
                <text:list-item>
                  <text:p text:style-name="P6">Control [name:rn_email] <text:s/>[visible:yes][width:25][height:1][showon:create,update,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9">Permission [name:(public)(guest)][rights:create]</text:p>
                    </text:list-item>
                    <text:list-item>
                      <text:p text:style-name="P10">Permission [name:(public)(account)][rights:read,update]</text:p>
                    </text:list-item>
                    <text:list-item>
                      <text:p text:style-name="P10">Permission [name:(public)(registrant)][rights:read,update]</text:p>
                    </text:list-item>
                    <text:list-item>
                      <text:p text:style-name="P10">Permission [name:(gov)(guest)][rights:create]</text:p>
                    </text:list-item>
                    <text:list-item>
                      <text:p text:style-name="P10">Permission [name:(gov)(account)][rights:read,update]</text:p>
                    </text:list-item>
                    <text:list-item>
                      <text:p text:style-name="P10">Permission [name:(gov)(registrant)][rights:read,update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public)(registrant)(NRN)(editor)][rights:read,update]</text:p>
                    </text:list-item>
                    <text:list-item>
                      <text:p text:style-name="P6">Permission [name:(public)(registrant)(NRN)(editor-proxy)][rights:read,update]</text:p>
                    </text:list-item>
                    <text:list-item>
                      <text:p text:style-name="P6">Permission [name:(gov)(registrant)(NRN)(reviewer)][rights:read,update]</text:p>
                    </text:list-item>
                    <text:list-item>
                      <text:p text:style-name="P6">Permission [name:(gov)(registrant)(NRN)(approver)][rights:read,update]</text:p>
                    </text:list-item>
                    <text:list-item>
                      <text:p text:style-name="P6">Permission [name:(gov)(registrant)(NRN)(manager)][rights:read,update]</text:p>
                    </text:list-item>
                    <text:list-item>
                      <text:p text:style-name="P6">Permission [name:(gov)(registrant)(NRN)(help-desk)][rights:create,read,update]</text:p>
                    </text:list-item>
                    <text:list-item>
                      <text:p text:style-name="P6">Permission [name:(gov)(registrant)(ER)(editor)][rights:read,update]</text:p>
                    </text:list-item>
                    <text:list-item>
                      <text:p text:style-name="P6">Permission [name:(gov)(registrant)(ER)(editor-proxy)][rights:read,update]</text:p>
                    </text:list-item>
                    <text:list-item>
                      <text:p text:style-name="P6">Permission [name:(gov)(registrant)(ER)(reviewer)][rights:read,update]</text:p>
                    </text:list-item>
                    <text:list-item>
                      <text:p text:style-name="P6">Permission [name:(gov)(registrant)(ER)(approver)][rights:read,update]</text:p>
                    </text:list-item>
                    <text:list-item>
                      <text:p text:style-name="P6">Permission [name:(gov)(registrant)(ER)(manager)][rights:read,update]</text:p>
                    </text:list-item>
                    <text:list-item>
                      <text:p text:style-name="P6">Permission [name:(gov)(registrant)(ER)(help-desk)][rights:create,read,update]</text:p>
                    </text:list-item>
                    <text:list-item>
                      <text:p text:style-name="P6">UI[prompt: Your Email][title:Email] [type:text]</text:p>
                      <text:list>
                        <text:list-item>
                          <text:p text:style-name="P6">Sample [sample: smithj@yahoo.com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  <text:p text:style-name="P6"/>
                    </text:list-item>
                  </text:list>
                </text:list-item>
                <text:list-item>
                  <text:p text:style-name="P6">Control [name:rn_password] <text:s/>[visible:yes][width:25][height:1][showon:create,update,read]</text:p>
                  <text:list>
                    <text:list-item>
                      <text:p text:style-name="P6">[definition: password ]</text:p>
                    </text:list-item>
                    <text:list-item>
                      <text:p text:style-name="P9">Permission [name:(public)(guest)][rights:create]</text:p>
                    </text:list-item>
                    <text:list-item>
                      <text:p text:style-name="P10">Permission [name:(public)(account)][rights:read,update]</text:p>
                    </text:list-item>
                    <text:list-item>
                      <text:p text:style-name="P10">Permission [name:(public)(registrant)][rights:read,update]</text:p>
                    </text:list-item>
                    <text:list-item>
                      <text:p text:style-name="P10">Permission [name:(gov)(guest)][rights:create]</text:p>
                    </text:list-item>
                    <text:list-item>
                      <text:p text:style-name="P10">Permission [name:(gov)(account)][rights:read,update]</text:p>
                    </text:list-item>
                    <text:list-item>
                      <text:p text:style-name="P10">Permission [name:(gov)(registrant)][rights:read,update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public)(registrant)(NRN)(editor)][rights:read,update]</text:p>
                    </text:list-item>
                    <text:list-item>
                      <text:p text:style-name="P6">Permission [name:(public)(registrant)(NRN)(editor-proxy)][rights:read,update]</text:p>
                    </text:list-item>
                    <text:list-item>
                      <text:p text:style-name="P6">Permission [name:(gov)(registrant)(NRN)(reviewer)][rights:read,update]</text:p>
                    </text:list-item>
                    <text:list-item>
                      <text:p text:style-name="P6">Permission [name:(gov)(registrant)(NRN)(approver)][rights:read,update]</text:p>
                    </text:list-item>
                    <text:list-item>
                      <text:p text:style-name="P6">Permission [name:(gov)(registrant)(NRN)(manager)][rights:read,update]</text:p>
                    </text:list-item>
                    <text:list-item>
                      <text:p text:style-name="P6">Permission [name:(gov)(registrant)(NRN)(help-desk)][rights:create,read,update]</text:p>
                    </text:list-item>
                    <text:list-item>
                      <text:p text:style-name="P6">Permission [name:(gov)(registrant)(ER)(editor)][rights:read,update]</text:p>
                    </text:list-item>
                    <text:list-item>
                      <text:p text:style-name="P6">Permission [name:(gov)(registrant)(ER)(editor-proxy)][rights:read,update]</text:p>
                    </text:list-item>
                    <text:list-item>
                      <text:p text:style-name="P6">Permission [name:(gov)(registrant)(ER)(reviewer)][rights:read,update]</text:p>
                    </text:list-item>
                    <text:list-item>
                      <text:p text:style-name="P6">Permission [name:(gov)(registrant)(ER)(approver)][rights:read,update]</text:p>
                    </text:list-item>
                    <text:list-item>
                      <text:p text:style-name="P6">Permission [name:(gov)(registrant)(ER)(manager)][rights:read,update]</text:p>
                    </text:list-item>
                    <text:list-item>
                      <text:p text:style-name="P6">Permission [name:(gov)(registrant)(ER)(help-desk)][rights:create,read,update]</text:p>
                    </text:list-item>
                    <text:list-item>
                      <text:p text:style-name="P6">UI[prompt: Your Password][title:Password] [type:text]</text:p>
                      <text:list>
                        <text:list-item>
                          <text:p text:style-name="P6">Sample [sample: ********]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][format:<text:a xlink:type="simple" xlink:href="mailto:AAA@AAA.AAA">AAAAAAAA</text:a>]</text:p>
                      <text:p text:style-name="P6"/>
                    </text:list-item>
                  </text:list>
                </text:list-item>
                <text:list-item>
                  <text:p text:style-name="P6">Control [name:rn_type] <text:s/>[visible: true] [width:25][height:1][showon:create,update,read]</text:p>
                  <text:list>
                    <text:list-item>
                      <text:p text:style-name="P6">[definition: Defines the account request type.]</text:p>
                    </text:list-item>
                    <text:list-item>
                      <text:p text:style-name="P9">Permission [name:(public)(guest)][rights:create]</text:p>
                    </text:list-item>
                    <text:list-item>
                      <text:p text:style-name="P10">Permission [name:(public)(account)][rights:read,update]</text:p>
                    </text:list-item>
                    <text:list-item>
                      <text:p text:style-name="P10">Permission [name:(public)(registrant)][rights:read,update]</text:p>
                    </text:list-item>
                    <text:list-item>
                      <text:p text:style-name="P10">Permission [name:(gov)(guest)][rights:create]</text:p>
                    </text:list-item>
                    <text:list-item>
                      <text:p text:style-name="P10">Permission [name:(gov)(account)][rights:read,update]</text:p>
                    </text:list-item>
                    <text:list-item>
                      <text:p text:style-name="P10">Permission [name:(gov)(registrant)][rights:read,update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public)(registrant)(NRN)(editor)][rights:read,update]</text:p>
                    </text:list-item>
                    <text:list-item>
                      <text:p text:style-name="P6">Permission [name:(public)(registrant)(NRN)(editor-proxy)][rights:read,update]</text:p>
                    </text:list-item>
                    <text:list-item>
                      <text:p text:style-name="P6">Permission [name:(gov)(registrant)(NRN)(reviewer)][rights:read,update]</text:p>
                    </text:list-item>
                    <text:list-item>
                      <text:p text:style-name="P6">Permission [name:(gov)(registrant)(NRN)(approver)][rights:read,update]</text:p>
                    </text:list-item>
                    <text:list-item>
                      <text:p text:style-name="P6">Permission [name:(gov)(registrant)(NRN)(manager)][rights:read,update]</text:p>
                    </text:list-item>
                    <text:list-item>
                      <text:p text:style-name="P6">Permission [name:(gov)(registrant)(NRN)(help-desk)][rights:create,read,update]</text:p>
                    </text:list-item>
                    <text:list-item>
                      <text:p text:style-name="P6">Permission [name:(gov)(registrant)(ER)(editor)][rights:read,update]</text:p>
                    </text:list-item>
                    <text:list-item>
                      <text:p text:style-name="P6">Permission [name:(gov)(registrant)(ER)(editor-proxy)][rights:read,update]</text:p>
                    </text:list-item>
                    <text:list-item>
                      <text:p text:style-name="P6">Permission [name:(gov)(registrant)(ER)(reviewer)][rights:read,update]</text:p>
                    </text:list-item>
                    <text:list-item>
                      <text:p text:style-name="P6">Permission [name:(gov)(registrant)(ER)(approver)][rights:read,update]</text:p>
                    </text:list-item>
                    <text:list-item>
                      <text:p text:style-name="P6">Permission [name:(gov)(registrant)(ER)(manager)][rights:read,update]</text:p>
                    </text:list-item>
                    <text:list-item>
                      <text:p text:style-name="P6">Permission [name:(gov)(registrant)(ER)(help-desk)][rights:create,read,update]</text:p>
                    </text:list-item>
                    <text:list-item>
                      <text:p text:style-name="P6">UI[prompt: Account Request Type][title:Account Request Type] [type:hidden]</text:p>
                      <text:list>
                        <text:list-item>
                          <text:p text:style-name="P6">Sample [sample: James Tiberius Smyth II] 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10][format:A-Z,a-z,0-9]</text:p>
                      <text:p text:style-name="P6"/>
                    </text:list-item>
                  </text:list>
                </text:list-item>
                <text:list-item>
                  <text:p text:style-name="P6">Control [name:rn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9">Permission [name:(public)(guest)][rights:create]</text:p>
                    </text:list-item>
                    <text:list-item>
                      <text:p text:style-name="P10">Permission [name:(public)(account)][rights:read,update]</text:p>
                    </text:list-item>
                    <text:list-item>
                      <text:p text:style-name="P10">Permission [name:(public)(registrant)][rights:read,update]</text:p>
                    </text:list-item>
                    <text:list-item>
                      <text:p text:style-name="P10">Permission [name:(gov)(guest)][rights:create]</text:p>
                    </text:list-item>
                    <text:list-item>
                      <text:p text:style-name="P10">Permission [name:(gov)(account)][rights:read,update]</text:p>
                    </text:list-item>
                    <text:list-item>
                      <text:p text:style-name="P10">Permission [name:(gov)(registrant)][rights:read,update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public)(registrant)(NRN)(editor)][rights:read,update]</text:p>
                    </text:list-item>
                    <text:list-item>
                      <text:p text:style-name="P6">Permission [name:(public)(registrant)(NRN)(editor-proxy)][rights:read,update]</text:p>
                    </text:list-item>
                    <text:list-item>
                      <text:p text:style-name="P6">Permission [name:(gov)(registrant)(NRN)(reviewer)][rights:read,update]</text:p>
                    </text:list-item>
                    <text:list-item>
                      <text:p text:style-name="P6">Permission [name:(gov)(registrant)(NRN)(approver)][rights:read,update]</text:p>
                    </text:list-item>
                    <text:list-item>
                      <text:p text:style-name="P6">Permission [name:(gov)(registrant)(NRN)(manager)][rights:read,update]</text:p>
                    </text:list-item>
                    <text:list-item>
                      <text:p text:style-name="P6">Permission [name:(gov)(registrant)(NRN)(help-desk)][rights:create,read,update]</text:p>
                    </text:list-item>
                    <text:list-item>
                      <text:p text:style-name="P6">Permission [name:(gov)(registrant)(ER)(editor)][rights:read,update]</text:p>
                    </text:list-item>
                    <text:list-item>
                      <text:p text:style-name="P6">Permission [name:(gov)(registrant)(ER)(editor-proxy)][rights:read,update]</text:p>
                    </text:list-item>
                    <text:list-item>
                      <text:p text:style-name="P6">Permission [name:(gov)(registrant)(ER)(reviewer)][rights:read,update]</text:p>
                    </text:list-item>
                    <text:list-item>
                      <text:p text:style-name="P6">Permission [name:(gov)(registrant)(ER)(approver)][rights:read,update]</text:p>
                    </text:list-item>
                    <text:list-item>
                      <text:p text:style-name="P6">Permission [name:(gov)(registrant)(ER)(manager)][rights:read,update]</text:p>
                    </text:list-item>
                    <text:list-item>
                      <text:p text:style-name="P6">Permission [name:(gov)(registrant)(ER)(help-desk)][rights:create,read,update]</text:p>
                    </text:list-item>
                    <text:list-item>
                      <text:p text:style-name="P6">Column [type:calendar][size:8][format:NNNNNNNNNN]</text:p>
                    </text:list-item>
                    <text:list-item>
                      <text:p text:style-name="P6">UI [prompt:Created][title:Created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4685344" text:continue-numbering="true" text:style-name="L1">
        <text:list-item>
          <text:list>
            <text:list-item>
              <text:list>
                <text:list-item>
                  <text:p text:style-name="P3"><text:span text:style-name="T1">Table [name: </text:span><text:span text:style-name="T5">Registrant_Roles]</text:span><text:span text:style-name="T1">[relationship:one][limit:6] [type:table]</text:span></text:p>
                  <text:list>
                    <text:list-item>
                      <text:p text:style-name="P7">Definition [text: the Registrant_Roles table holds the registrants privileges]</text:p>
                      <text:list>
                        <text:list-item>
                          <text:p text:style-name="P7">[description:Roles]</text:p>
                        </text:list-item>
                      </text:list>
                      <text:p text:style-name="P6"/>
                      <text:p text:style-name="P6"/>
                    </text:list-item>
                    <text:list-item>
                      <text:p text:style-name="P7">Control [name:rl_rn_name] [type:control][width:25][visible:false]</text:p>
                      <text:list>
                        <text:list-item>
                          <text:p text:style-name="P7">[definition: ]</text:p>
                        </text:list-item>
                        <text:list-item>
                          <text:p text:style-name="P7">Permission [name:(public)(account)][rights:create]</text:p>
                        </text:list-item>
                        <text:list-item>
                          <text:p text:style-name="P6">Permission [name:(public)(registrant)][rights:create]</text:p>
                        </text:list-item>
                        <text:list-item>
                          <text:p text:style-name="P6">Permission [name:(public)(registrant)(NRN)][rights:create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Permission [name:(gov)(account)][rights:create]</text:p>
                        </text:list-item>
                        <text:list-item>
                          <text:p text:style-name="P6">Permission [name:(gov)(registrant)(ER)][rights:create]</text:p>
                        </text:list-item>
                        <text:list-item>
                          <text:p text:style-name="P6">Permission [name:(gov)(registrant)(NRN)(reviewer)][rights:read]</text:p>
                        </text:list-item>
                        <text:list-item>
                          <text:p text:style-name="P6">Permission [name:(gov)(registrant)(NRN)(approver)][rights:read]</text:p>
                        </text:list-item>
                        <text:list-item>
                          <text:p text:style-name="P6">Permission [name:(gov)(registrant)(NRN)(manager)][rights:read]</text:p>
                        </text:list-item>
                        <text:list-item>
                          <text:p text:style-name="P6">Permission [name:(gov)(registrant)(ER)(reviewer)][rights:read]</text:p>
                        </text:list-item>
                        <text:list-item>
                          <text:p text:style-name="P6">Permission [name:(gov)(registrant)(ER)(approver)][rights:read]</text:p>
                        </text:list-item>
                        <text:list-item>
                          <text:p text:style-name="P6">Permission [name:(gov)(registrant)(ER)(manager)][rights:read]</text:p>
                        </text:list-item>
                        <text:list-item>
                          <text:p text:style-name="P6">Permission [name:(gov)(registrant)(NRN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integer][size:10][fk:yes][format:NNNNNNNNNN]</text:p>
                        </text:list-item>
                        <text:list-item>
                          <text:p text:style-name="P7">UI [prompt:Foreign Key][title:Foreign Key][type:hidden][format:NNNNNNNNNN]</text:p>
                        </text:list-item>
                        <text:list-item>
                          <text:p text:style-name="P7">Validation [type: numeric][validate:true]</text:p>
                        </text:list-item>
                        <text:list-item>
                          <text:p text:style-name="P7">Instruction [text: ]</text:p>
                        </text:list-item>
                      </text:list>
                      <text:p text:style-name="P6"/>
                    </text:list-item>
                    <text:list-item>
                      <text:p text:style-name="P7">Control [name:rl_type] <text:s/>[visible: true] [width:25][height:1][showon:create,update,read]</text:p>
                      <text:list>
                        <text:list-item>
                          <text:p text:style-name="P6">[definition: Defines the role type.]</text:p>
                        </text:list-item>
                        <text:list-item>
                          <text:p text:style-name="P7">Permission [name:(public)(account)][rights:create]</text:p>
                        </text:list-item>
                        <text:list-item>
                          <text:p text:style-name="P6">Permission [name:(public)(registrant)][rights:create]</text:p>
                        </text:list-item>
                        <text:list-item>
                          <text:p text:style-name="P6">Permission [name:(public)(registrant)(NRN)][rights:create]</text:p>
                        </text:list-item>
                        <text:list-item>
                          <text:p text:style-name="P6">Permission [name:(public)(registrant)(ER)][rights:create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Permission [name:(gov)(account)][rights:create]</text:p>
                        </text:list-item>
                        <text:list-item>
                          <text:p text:style-name="P6">Permission [name:(gov)(registrant)][rights:create]</text:p>
                        </text:list-item>
                        <text:list-item>
                          <text:p text:style-name="P6">Permission [name:(gov)(registrant)(NRN)][rights:create]</text:p>
                        </text:list-item>
                        <text:list-item>
                          <text:p text:style-name="P6">Permission [name:(gov)(registrant)(ER)][rights:create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Permission [name:(gov)(registrant)(NRN)(reviewer)][rights:read][default:(gov)(registrant)(NRN)(reviewer)]</text:p>
                        </text:list-item>
                        <text:list-item>
                          <text:p text:style-name="P6">Permission [name:(gov)(registrant)(NRN)(reviewer)][rights:read]</text:p>
                        </text:list-item>
                        <text:list-item>
                          <text:p text:style-name="P6">Permission [name:(gov)(registrant)(NRN)(approver)][rights:read]</text:p>
                        </text:list-item>
                        <text:list-item>
                          <text:p text:style-name="P6">Permission [name:(gov)(registrant)(NRN)(manager)][rights:read]</text:p>
                        </text:list-item>
                        <text:list-item>
                          <text:p text:style-name="P6">Permission [name:(gov)(registrant)(ER)(reviewer)][rights:read]</text:p>
                        </text:list-item>
                        <text:list-item>
                          <text:p text:style-name="P6">Permission [name:(gov)(registrant)(ER)(approver)][rights:read]</text:p>
                        </text:list-item>
                        <text:list-item>
                          <text:p text:style-name="P6">Permission [name:(gov)(registrant)(ER)(manager)][rights:read]</text:p>
                        </text:list-item>
                        <text:list-item>
                          <text:p text:style-name="P6">Permission [name:(gov)(registrant)(NRN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7">UI[prompt: Role Type][title:Role Type] [type:hidden]</text:p>
                          <text:list>
                            <text:list-item>
                              <text:p text:style-name="P6">Hidden-Value [value:(public)(registrant)(NRN)(editor)]</text:p>
                            </text:list-item>
                            <text:list-item>
                              <text:p text:style-name="P6">Hidden-Value [value:(public)(registrant)(NRN)(editor-proxy)]</text:p>
                            </text:list-item>
                            <text:list-item>
                              <text:p text:style-name="P6">Hidden-Value [value:(public)(registrant)(ER)(editor)]</text:p>
                            </text:list-item>
                            <text:list-item>
                              <text:p text:style-name="P6">Hidden-Value [value:(public)(registrant)(ER)(editor-proxy)]</text:p>
                            </text:list-item>
                            <text:list-item>
                              <text:p text:style-name="P6">Hidden-Value [value:(gov)(registrant)(NRN)(help-desk)]</text:p>
                            </text:list-item>
                            <text:list-item>
                              <text:p text:style-name="P6">Hidden-Value [value:(gov)(registrant)(ER)(help-desk)]</text:p>
                            </text:list-item>
                            <text:list-item>
                              <text:p text:style-name="P6">Hidden-Value [value:(gov)(registrant)(NRN)(reviewer)]</text:p>
                            </text:list-item>
                            <text:list-item>
                              <text:p text:style-name="P6">Hidden-Value [value:(gov)(registrant)(NRN)(approver)]</text:p>
                            </text:list-item>
                            <text:list-item>
                              <text:p text:style-name="P6">Hidden-Value [value:(gov)(registrant)(NRN)(manager)]</text:p>
                            </text:list-item>
                            <text:list-item>
                              <text:p text:style-name="P6">Hidden-Value [value:(gov)(registrant)(ER)(reviewer)]</text:p>
                            </text:list-item>
                            <text:list-item>
                              <text:p text:style-name="P6">Hidden-Value [value:(gov)(registrant)(ER)(approver)]</text:p>
                            </text:list-item>
                            <text:list-item>
                              <text:p text:style-name="P6">Hidden-Value [value:(gov)(registrant)(ER)(manager)]</text:p>
                            </text:list-item>
                          </text:list>
                        </text:list-item>
                        <text:list-item>
                          <text:p text:style-name="P7">Validation [type: character][required:true][validate:yes]</text:p>
                        </text:list-item>
                        <text:list-item>
                          <text:p text:style-name="P7">Column [type:character][size:10][format:A-Z,a-z,0-9]</text:p>
                        </text:list-item>
                      </text:list>
                      <text:p text:style-name="P6"/>
                    </text:list-item>
                  </text:list>
                </text:list-item>
                <text:list-item>
                  <text:p text:style-name="P6">Table [name: <text:span text:style-name="T4">Telephones</text:span>] [relationship:many][limit:][childof:<text:span text:style-name="T12">registrants</text:span>][type:table]</text:p>
                  <text:list>
                    <text:list-item>
                      <text:p text:style-name="P6">Definition [text: Telephones table holds the user telephone numbers]</text:p>
                    </text:list-item>
                    <text:list-item>
                      <text:p text:style-name="P6">[description:Telephones]</text:p>
                      <text:p text:style-name="P6"/>
                    </text:list-item>
                    <text:list-item>
                      <text:p text:style-name="P6">Control [name:ph_number] <text:s/>[visible: true] [width:14][height:1][showon:create,update, read]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10">Permission [name:(public)(account)][rights:create,read,update]</text:p>
                        </text:list-item>
                        <text:list-item>
                          <text:p text:style-name="P10">Permission [name:(public)(registrant)][rights:create,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create,read,update]</text:p>
                        </text:list-item>
                        <text:list-item>
                          <text:p text:style-name="P10">Permission [name:(gov)(registrant)][rights:create,read,update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Permission [name:(public)(registrant)(NRN)(editor)][rights:create,read,update]</text:p>
                        </text:list-item>
                        <text:list-item>
                          <text:p text:style-name="P6">Permission [name:(public)(registrant)(NRN)(editor-proxy)][rights:create,read,update]</text:p>
                        </text:list-item>
                        <text:list-item>
                          <text:p text:style-name="P6">Permission [name:(gov)(registrant)(NRN)(reviewer)][rights:create,read,update]</text:p>
                        </text:list-item>
                        <text:list-item>
                          <text:p text:style-name="P6">Permission [name:(gov)(registrant)(NRN)(approver)][rights:create,read,update]</text:p>
                        </text:list-item>
                        <text:list-item>
                          <text:p text:style-name="P6">Permission [name:(gov)(registrant)(NRN)(manager)][rights:create,read,update]</text:p>
                        </text:list-item>
                        <text:list-item>
                          <text:p text:style-name="P6">Permission [name:(gov)(registrant)(NRN)(help-desk)][rights:create,create,read,update]</text:p>
                        </text:list-item>
                        <text:list-item>
                          <text:p text:style-name="P6"/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UI[prompt: Your Phone][title: Phone] [type:text]</text:p>
                          <text:list>
                            <text:list-item>
                              <text:p text:style-name="P6">Sample [sample:(517) 269-8947]</text:p>
                            </text:list-item>
                          </text:list>
                        </text:list-item>
                        <text:list-item>
                          <text:p text:style-name="P6">Instruction [text: Your telephone number]</text:p>
                        </text:list-item>
                        <text:list-item>
                          <text:p text:style-name="P6">Validation [type: phone][required:true][validate:yes]</text:p>
                        </text:list-item>
                        <text:list-item>
                          <text:p text:style-name="P6">Column [type:numeric][size:14][format:NNNNNNNNNN]</text:p>
                        </text:list-item>
                      </text:list>
                    </text:list-item>
                    <text:list-item>
                      <text:p text:style-name="P6">Control [name:ph_type] <text:s/>[visible: true] [width:10][height:1][showon:create,update, read]</text:p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10">Permission [name:(public)(account)][rights:create,read,update]</text:p>
                        </text:list-item>
                        <text:list-item>
                          <text:p text:style-name="P10">Permission [name:(public)(registrant)][rights:create,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create,read,update]</text:p>
                        </text:list-item>
                        <text:list-item>
                          <text:p text:style-name="P10">Permission [name:(gov)(registrant)][rights:create,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6">Permission [name:(public)(registrant)(NRN)(editor)][rights:create,read,update]</text:p>
                        </text:list-item>
                        <text:list-item>
                          <text:p text:style-name="P6">Permission [name:(public)(registrant)(NRN)(editor-proxy)][rights:create,read,update]</text:p>
                        </text:list-item>
                        <text:list-item>
                          <text:p text:style-name="P6">Permission [name:(gov)(registrant)(NRN)(reviewer)][rights:create,read,update]</text:p>
                        </text:list-item>
                        <text:list-item>
                          <text:p text:style-name="P6">Permission [name:(gov)(registrant)(NRN)(approver)][rights:create,read,update]</text:p>
                        </text:list-item>
                        <text:list-item>
                          <text:p text:style-name="P6">Permission [name:(gov)(registrant)(NRN)(manager)][rights:create,read,update]</text:p>
                        </text:list-item>
                        <text:list-item>
                          <text:p text:style-name="P6">Permission [name:(gov)(registrant)(NRN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UI[prompt: Phone Type][title: Type] [type:radio]</text:p>
                          <text:list>
                            <text:list-item>
                              <text:p text:style-name="P6">Option [name:Home][value:1]</text:p>
                            </text:list-item>
                            <text:list-item>
                              <text:p text:style-name="P6">Option [name:Mobile][value:2]</text:p>
                            </text:list-item>
                            <text:list-item>
                              <text:p text:style-name="P6">Option [name:Work][value:3]</text:p>
                            </text:list-item>
                            <text:list-item>
                              <text:p text:style-name="P6">Sample [sample:Mobile]</text:p>
                            </text:list-item>
                          </text:list>
                        </text:list-item>
                        <text:list-item>
                          <text:p text:style-name="P6">Instruction [text: (i.e., Home, Moble, Work)]</text:p>
                        </text:list-item>
                        <text:list-item>
                          <text:p text:style-name="P6">Validation [type: character][required:false][validate:yes]</text:p>
                        </text:list-item>
                        <text:list-item>
                          <text:p text:style-name="P6">Column [type:numeric][size:10][format:AAAAAAAAAA]</text:p>
                        </text:list-item>
                      </text:list>
                      <text:p text:style-name="P6"/>
                    </text:list-item>
                    <text:list-item>
                      <text:p text:style-name="P6">Control [name:ph_insertdate] [type:control][visible:true][showon:read,update]</text:p>
                      <text:list>
                        <text:list-item>
                          <text:p text:style-name="P6">[definition: Date and time <text:s/>comment was submitted]</text:p>
                        </text:list-item>
                        <text:list-item>
                          <text:p text:style-name="P10">Permission [name:(public)(account)][rights:read,update]</text:p>
                        </text:list-item>
                        <text:list-item>
                          <text:p text:style-name="P10">Permission [name:(public)(registrant)][rights: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read,update]</text:p>
                        </text:list-item>
                        <text:list-item>
                          <text:p text:style-name="P10">Permission [name:(gov)(registrant)][rights: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6">Permission [name:(public)(registrant)(NRN)(editor)][rights:create,read,update]</text:p>
                        </text:list-item>
                        <text:list-item>
                          <text:p text:style-name="P6">Permission [name:(public)(registrant)(NRN)(editor-proxy)][rights:create,read,update]</text:p>
                        </text:list-item>
                        <text:list-item>
                          <text:p text:style-name="P6">Permission [name:(gov)(registrant)(NRN)(reviewer)][rights:create,read,update]</text:p>
                        </text:list-item>
                        <text:list-item>
                          <text:p text:style-name="P6">Permission [name:(gov)(registrant)(NRN)(approver)][rights:create,read,update]</text:p>
                        </text:list-item>
                        <text:list-item>
                          <text:p text:style-name="P6">Permission [name:(gov)(registrant)(NRN)(manager)][rights:create,read,update]</text:p>
                        </text:list-item>
                        <text:list-item>
                          <text:p text:style-name="P6">Permission [name:(gov)(registrant)(NRN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Column [type:calendar][size:8][format:NNNNNNNNNN]</text:p>
                        </text:list-item>
                        <text:list-item>
                          <text:p text:style-name="P6">UI [prompt:Created][title:Created][type:label][format:NNNNNNNNNN]</text:p>
                          <text:list>
                            <text:list-item>
                              <text:p text:style-name="P6">Sample [sample:10/30/2011]</text:p>
                            </text:list-item>
                          </text:list>
                        </text:list-item>
                        <text:list-item>
                          <text:p text:style-name="P6">Validation [type: numeric][validate:true]</text:p>
                        </text:list-item>
                        <text:list-item>
                          <text:p text:style-name="P6">Instruction [text: Create date]</text:p>
                          <text:p text:style-name="P6"/>
                        </text:list-item>
                      </text:list>
                      <text:p text:style-name="P6"/>
                    </text:list-item>
                  </text:list>
                </text:list-item>
                <text:list-item>
                  <text:p text:style-name="P3"><text:span text:style-name="T1">Table [name: </text:span><text:span text:style-name="T5">Mailing_Addresses</text:span><text:span text:style-name="T1">] [relationship:many][limit:][childof:</text:span><text:span text:style-name="T14">registrants</text:span><text:span text:style-name="T1">][type:table]</text:span></text:p>
                  <text:list>
                    <text:list-item>
                      <text:p text:style-name="P6">Definition [text: Mailing_Addresses table holds the users single mailing address.]</text:p>
                    </text:list-item>
                    <text:list-item>
                      <text:p text:style-name="P6">[description:Mailing_Addresses]</text:p>
                      <text:p text:style-name="P6"/>
                    </text:list-item>
                    <text:list-item>
                      <text:p text:style-name="P3"><text:span text:style-name="T1">Control [name:</text:span><text:span text:style-name="T10">ma_street</text:span><text:span text:style-name="T1">] <text:s/>[visible: true] [width:25][height:1][showon:create,update,read][access:(public)(registrant),(review-commenter)]</text:span></text:p>
                      <text:list>
                        <text:list-item>
                          <text:p text:style-name="P6">[definition: the complet street number and name.]</text:p>
                        </text:list-item>
                        <text:list-item>
                          <text:p text:style-name="P10">Permission [name:(public)(account)][rights:create,read,update]</text:p>
                        </text:list-item>
                        <text:list-item>
                          <text:p text:style-name="P10">Permission [name:(public)(registrant)][rights:create,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create,read,update]</text:p>
                        </text:list-item>
                        <text:list-item>
                          <text:p text:style-name="P10">Permission [name:(gov)(registrant)][rights:create,read,update]</text:p>
                        </text:list-item>
                        <text:list-item>
                          <text:p text:style-name="P6">Permission [name:(public)(registrant)(NRN)(editor)][rights:create,read,update]</text:p>
                        </text:list-item>
                        <text:list-item>
                          <text:p text:style-name="P6">Permission [name:(public)(registrant)(NRN)(editor-proxy)][rights:create,read,update]</text:p>
                        </text:list-item>
                        <text:list-item>
                          <text:p text:style-name="P6">Permission [name:(gov)(registrant)(NRN)(reviewer)][rights:create,read,update]</text:p>
                        </text:list-item>
                        <text:list-item>
                          <text:p text:style-name="P6">Permission [name:(gov)(registrant)(NRN)(approver)][rights:create,read,update]</text:p>
                        </text:list-item>
                        <text:list-item>
                          <text:p text:style-name="P6">Permission [name:(gov)(registrant)(NRN)(manager)][rights:create,read,update]</text:p>
                        </text:list-item>
                        <text:list-item>
                          <text:p text:style-name="P6">Permission [name:(gov)(registrant)(NRN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UI[prompt: <text:span text:style-name="T11">Street</text:span>][title: Street] [type:text]</text:p>
                          <text:list>
                            <text:list-item>
                              <text:p text:style-name="P6">Sample [sample:6767 West Street]</text:p>
                            </text:list-item>
                          </text:list>
                        </text:list-item>
                        <text:list-item>
                          <text:p text:style-name="P6">Instruction [text: Complete street name or a P.O. Box.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</text:list-item>
                    <text:list-item>
                      <text:p text:style-name="P6">Control [name:ma_municipality] <text:s/>[visible: true] [width:25][height:1][showon:create,update,read]</text:p>
                      <text:list>
                        <text:list-item>
                          <text:p text:style-name="P6">[definition: the current municipality ]</text:p>
                        </text:list-item>
                        <text:list-item>
                          <text:p text:style-name="P10">Permission [name:(public)(account)][rights:create,read,update]</text:p>
                        </text:list-item>
                        <text:list-item>
                          <text:p text:style-name="P10">Permission [name:(public)(registrant)][rights:create,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create,read,update]</text:p>
                        </text:list-item>
                        <text:list-item>
                          <text:p text:style-name="P10">Permission [name:(gov)(registrant)][rights:create,read,update]</text:p>
                        </text:list-item>
                        <text:list-item>
                          <text:p text:style-name="P6">Permission [name:(public)(registrant)(NRN)(editor)][rights:create,read,update]</text:p>
                        </text:list-item>
                        <text:list-item>
                          <text:p text:style-name="P6">Permission [name:(public)(registrant)(NRN)(editor-proxy)][rights:create,read,update]</text:p>
                        </text:list-item>
                        <text:list-item>
                          <text:p text:style-name="P6">Permission [name:(gov)(registrant)(NRN)(reviewer)][rights:create,read,update]</text:p>
                        </text:list-item>
                        <text:list-item>
                          <text:p text:style-name="P6">Permission [name:(gov)(registrant)(NRN)(approver)][rights:create,read,update]</text:p>
                        </text:list-item>
                        <text:list-item>
                          <text:p text:style-name="P6">Permission [name:(gov)(registrant)(NRN)(manager)][rights:create,read,update]</text:p>
                        </text:list-item>
                        <text:list-item>
                          <text:p text:style-name="P6">Permission [name:(gov)(registrant)(NRN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read,update]</text:p>
                        </text:list-item>
                        <text:list-item>
                          <text:p text:style-name="P6">UI[prompt: <text:span text:style-name="T6">Municiple Unit</text:span>][title:Municipality] [type:text]</text:p>
                          <text:list>
                            <text:list-item>
                              <text:p text:style-name="P6">Sample [sample:Caseville]</text:p>
                            </text:list-item>
                          </text:list>
                        </text:list-item>
                        <text:list-item>
                          <text:p text:style-name="P6">Instruction [text: Complete municipality name. <text:s/>No abbreviations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</text:list>
                    </text:list-item>
                    <text:list-item>
                      <text:p text:style-name="P6">Control [name:ma_state] <text:s/>[visible: true] [width:25][height:1][showon:create,update,read][access:(public)(registrant),(review-commenter)]</text:p>
                      <text:list>
                        <text:list-item>
                          <text:p text:style-name="P6">[definition: the state. ]</text:p>
                        </text:list-item>
                        <text:list-item>
                          <text:p text:style-name="P10">Permission [name:(public)(account)][rights:create,read,update]</text:p>
                        </text:list-item>
                        <text:list-item>
                          <text:p text:style-name="P10">Permission [name:(public)(registrant)][rights:create,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create,read,update]</text:p>
                        </text:list-item>
                        <text:list-item>
                          <text:p text:style-name="P10">Permission [name:(gov)(registrant)][rights:create,read,update]</text:p>
                        </text:list-item>
                        <text:list-item>
                          <text:p text:style-name="P6">Permission [name:(public)(registrant)(NRN)(editor)][rights:create,read,update][default:MI]</text:p>
                        </text:list-item>
                        <text:list-item>
                          <text:p text:style-name="P6">Permission [name:(public)(registrant)(NRN)(editor-proxy)][rights:create,read,update][default:MI]</text:p>
                        </text:list-item>
                        <text:list-item>
                          <text:p text:style-name="P6">Permission [name:(gov)(registrant)(NRN)(reviewer)][rights:create,read,update][default:MI]</text:p>
                        </text:list-item>
                        <text:list-item>
                          <text:p text:style-name="P6">Permission [name:(gov)(registrant)(NRN)(approver)][rights:create,read,update][default:MI]</text:p>
                        </text:list-item>
                        <text:list-item>
                          <text:p text:style-name="P6">Permission [name:(gov)(registrant)(NRN)(manager)][rights:create,read,update][default:MI]</text:p>
                        </text:list-item>
                        <text:list-item>
                          <text:p text:style-name="P6">Permission [name:(gov)(registrant)(NRN)(help-desk)][rights:create,create,read,update][default:MI]</text:p>
                        </text:list-item>
                        <text:list-item>
                          <text:p text:style-name="P6">Permission [name:(gov)(registrant)(ER)(editor)][rights:create,read,update][default:MI]</text:p>
                        </text:list-item>
                        <text:list-item>
                          <text:p text:style-name="P6">Permission [name:(gov)(registrant)(ER)(editor-proxy)][rights:create,read,update][default:MI]</text:p>
                        </text:list-item>
                        <text:list-item>
                          <text:p text:style-name="P6">Permission [name:(gov)(registrant)(ER)(reviewer)][rights:create,read,update][default:MI]</text:p>
                        </text:list-item>
                        <text:list-item>
                          <text:p text:style-name="P6">Permission [name:(gov)(registrant)(ER)(approver)][rights:create,read,update][default:MI]</text:p>
                        </text:list-item>
                        <text:list-item>
                          <text:p text:style-name="P6">Permission [name:(gov)(registrant)(ER)(manager)][rights:create,read,update][default:MI]</text:p>
                        </text:list-item>
                        <text:list-item>
                          <text:p text:style-name="P6">Permission [name:(gov)(registrant)(ER)(help-desk)][rights:create,read,update][default:MI]</text:p>
                        </text:list-item>
                        <text:list-item>
                          <text:p text:style-name="P6">UI[prompt: <text:span text:style-name="T7">State</text:span>][title:State] [type:text]</text:p>
                          <text:list>
                            <text:list-item>
                              <text:p text:style-name="P6">Sample [sample:MI]</text:p>
                            </text:list-item>
                          </text:list>
                        </text:list-item>
                        <text:list-item>
                          <text:p text:style-name="P6">Instruction [text: State Abbreviation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][format:A-Z,a-z,0-9]</text:p>
                        </text:list-item>
                      </text:list>
                    </text:list-item>
                    <text:list-item>
                      <text:p text:style-name="P6">Control [name:ma_postalcode] <text:s/>[visible: true] [width:10][height:1][showon:create,update,read]</text:p>
                      <text:list>
                        <text:list-item>
                          <text:p text:style-name="P6">[definition: Postal code for the property. ]</text:p>
                        </text:list-item>
                        <text:list-item>
                          <text:p text:style-name="P10">Permission [name:(public)(account)][rights:create,read,update]</text:p>
                        </text:list-item>
                        <text:list-item>
                          <text:p text:style-name="P10">Permission [name:(public)(registrant)][rights:create,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create,read,update]</text:p>
                        </text:list-item>
                        <text:list-item>
                          <text:p text:style-name="P10">Permission [name:(gov)(registrant)][rights:create,read,update]</text:p>
                        </text:list-item>
                        <text:list-item>
                          <text:p text:style-name="P6">Permission [name:(public)(registrant)(NRN)(editor)][rights:create,read,update]</text:p>
                        </text:list-item>
                        <text:list-item>
                          <text:p text:style-name="P6">Permission [name:(public)(registrant)(NRN)(editor-proxy)][rights:create,read,update]</text:p>
                        </text:list-item>
                        <text:list-item>
                          <text:p text:style-name="P6">Permission [name:(gov)(registrant)(NRN)(reviewer)][rights:create,read,update]</text:p>
                        </text:list-item>
                        <text:list-item>
                          <text:p text:style-name="P6">Permission [name:(gov)(registrant)(NRN)(approver)][rights:create,read,update]</text:p>
                        </text:list-item>
                        <text:list-item>
                          <text:p text:style-name="P6">Permission [name:(gov)(registrant)(NRN)(manager)][rights:create,read,update]</text:p>
                        </text:list-item>
                        <text:list-item>
                          <text:p text:style-name="P6">Permission [name:(gov)(registrant)(NRN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UI[prompt: <text:span text:style-name="T8">Postal Code</text:span>][title:Postal Code] [type:text]</text:p>
                          <text:list>
                            <text:list-item>
                              <text:p text:style-name="P6">Sample [sample:48725]</text:p>
                            </text:list-item>
                          </text:list>
                        </text:list-item>
                        <text:list-item>
                          <text:p text:style-name="P6">Instruction [text: Postal code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10][format:]</text:p>
                        </text:list-item>
                      </text:list>
                      <text:p text:style-name="P6"/>
                    </text:list-item>
                    <text:list-item>
                      <text:p text:style-name="P6">Control [name:ma_insertdate] [type:control][visible:true][showon:read,update]</text:p>
                      <text:list>
                        <text:list-item>
                          <text:p text:style-name="P6">[definition: Date and time <text:s/>comment was submitted]</text:p>
                        </text:list-item>
                        <text:list-item>
                          <text:p text:style-name="P10">Permission [name:(public)(account)][rights:read,update]</text:p>
                        </text:list-item>
                        <text:list-item>
                          <text:p text:style-name="P10">Permission [name:(public)(registrant)][rights: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read,update]</text:p>
                        </text:list-item>
                        <text:list-item>
                          <text:p text:style-name="P10">Permission [name:(gov)(registrant)][rights:read,update]</text:p>
                        </text:list-item>
                        <text:list-item>
                          <text:p text:style-name="P6">Permission [name:(public)(registrant)(NRN)(editor)][rights:create,read,update]</text:p>
                        </text:list-item>
                        <text:list-item>
                          <text:p text:style-name="P6">Permission [name:(public)(registrant)(NRN)(editor-proxy)][rights:create,read,update]</text:p>
                        </text:list-item>
                        <text:list-item>
                          <text:p text:style-name="P6">Permission [name:(gov)(registrant)(NRN)(reviewer)][rights:create,read,update]</text:p>
                        </text:list-item>
                        <text:list-item>
                          <text:p text:style-name="P6">Permission [name:(gov)(registrant)(NRN)(approver)][rights:create,read,update]</text:p>
                        </text:list-item>
                        <text:list-item>
                          <text:p text:style-name="P6">Permission [name:(gov)(registrant)(NRN)(manager)][rights:create,read,update]</text:p>
                        </text:list-item>
                        <text:list-item>
                          <text:p text:style-name="P6">Permission [name:(gov)(registrant)(NRN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Column [type:calendar][size:8][format:NNNNNNNNNN]</text:p>
                        </text:list-item>
                        <text:list-item>
                          <text:p text:style-name="P6">UI [prompt:Created][title:Created][type:label][format:NNNNNNNNNN]</text:p>
                          <text:list>
                            <text:list-item>
                              <text:p text:style-name="P6">Sample [sample:10/30/2011]</text:p>
                            </text:list-item>
                          </text:list>
                        </text:list-item>
                        <text:list-item>
                          <text:p text:style-name="P6">Validation [type: numeric][validate:true]</text:p>
                          <text:p text:style-name="P6"/>
                        </text:list-item>
                      </text:list>
                      <text:p text:style-name="P6"/>
                      <text:list text:continue-numbering="true">
                        <text:list-header>
                          <text:p text:style-name="P6"/>
                          <text:p text:style-name="P6"/>
                        </text:list-header>
                      </text:list>
                    </text:list-item>
                  </text:list>
                </text:list-item>
                <text:list-item>
                  <text:p text:style-name="P3"><text:span text:style-name="T1">Table [name: </text:span><text:span text:style-name="T13">IndividualStatus</text:span><text:span text:style-name="T1">] [relationship:one][limit:1][childof:</text:span><text:span text:style-name="T14">registrants</text:span><text:span text:style-name="T1">][type:table]</text:span></text:p>
                  <text:list>
                    <text:list-item>
                      <text:p text:style-name="P6">[description:IndividualStatus]</text:p>
                    </text:list-item>
                    <text:list-item>
                      <text:p text:style-name="P6">Definition [text: IndividualStatus table holds the user status in terms of user experience and expertise]</text:p>
                      <text:p text:style-name="P6"/>
                      <text:p text:style-name="P6"/>
                    </text:list-item>
                    <text:list-item>
                      <text:p text:style-name="P6">Control [name:exp_experience] <text:s/>[visible: true] [width:25][height:1][showon:create,update,read]</text:p>
                      <text:list>
                        <text:list-item>
                          <text:p text:style-name="P6">[definition: List of experience options]</text:p>
                        </text:list-item>
                        <text:list-item>
                          <text:p text:style-name="P10">Permission [name:(public)(account)][rights:create,read,update]</text:p>
                        </text:list-item>
                        <text:list-item>
                          <text:p text:style-name="P10">Permission [name:(public)(registrant)][rights:create,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create,read,update]</text:p>
                        </text:list-item>
                        <text:list-item>
                          <text:p text:style-name="P10">Permission [name:(gov)(registrant)][rights:create,read,update]</text:p>
                        </text:list-item>
                        <text:list-item>
                          <text:p text:style-name="P6">Permission [name:(public)(registrant)(NRN)(editor)][rights:create,read,update][default:0]</text:p>
                        </text:list-item>
                        <text:list-item>
                          <text:p text:style-name="P6">Permission [name:(public)(registrant)(NRN)(editor-proxy)][rights:create,read,update][default:0]</text:p>
                        </text:list-item>
                        <text:list-item>
                          <text:p text:style-name="P6">Permission [name:(gov)(registrant)(NRN)(reviewer)][rights:create,read,update][default:0]</text:p>
                        </text:list-item>
                        <text:list-item>
                          <text:p text:style-name="P6">Permission [name:(gov)(registrant)(NRN)(approver)][rights:create,read,update][default:0]</text:p>
                        </text:list-item>
                        <text:list-item>
                          <text:p text:style-name="P6">Permission [name:(gov)(registrant)(NRN)(manager)][rights:create,read,update][default:0]</text:p>
                        </text:list-item>
                        <text:list-item>
                          <text:p text:style-name="P6">Permission [name:(gov)(registrant)(NRN)(help-desk)][rights:create,create,read,update][default:0]</text:p>
                        </text:list-item>
                        <text:list-item>
                          <text:p text:style-name="P6">Permission [name:(gov)(registrant)(ER)(editor)][rights:create,read,update][default:0]</text:p>
                        </text:list-item>
                        <text:list-item>
                          <text:p text:style-name="P6">Permission [name:(gov)(registrant)(ER)(editor-proxy)][rights:create,read,update][default:0]</text:p>
                        </text:list-item>
                        <text:list-item>
                          <text:p text:style-name="P6">Permission [name:(gov)(registrant)(ER)(reviewer)][rights:create,read,update][default:0]</text:p>
                        </text:list-item>
                        <text:list-item>
                          <text:p text:style-name="P6">Permission [name:(gov)(registrant)(ER)(approver)][rights:create,read,update][default:0]</text:p>
                        </text:list-item>
                        <text:list-item>
                          <text:p text:style-name="P6">Permission [name:(gov)(registrant)(ER)(manager)][rights:create,read,update][default:0]</text:p>
                        </text:list-item>
                        <text:list-item>
                          <text:p text:style-name="P6">Permission [name:(gov)(registrant)(ER)(help-desk)][rights:create,create,read,update][default:0]</text:p>
                        </text:list-item>
                        <text:list-item>
                          <text:p text:style-name="P6">UI[prompt: Judge your Experience][title:Experience] [type:radio]</text:p>
                          <text:list>
                            <text:list-item>
                              <text:p text:style-name="P6">Option [name:Undefined][value:0]</text:p>
                            </text:list-item>
                            <text:list-item>
                              <text:p text:style-name="P6">Option [name:First Timer][value:1]</text:p>
                            </text:list-item>
                            <text:list-item>
                              <text:p text:style-name="P6">Option [name:Successful Nomination][value:2]</text:p>
                            </text:list-item>
                            <text:list-item>
                              <text:p text:style-name="P6">Option [name:Successful Project][value:3]</text:p>
                            </text:list-item>
                            <text:list-item>
                              <text:p text:style-name="P6">Option [name:Portfolio of Projects][value:4]</text:p>
                            </text:list-item>
                            <text:list-item>
                              <text:p text:style-name="P6">Sample [sample:Successful Nomination]</text:p>
                            </text:list-item>
                          </text:list>
                        </text:list-item>
                        <text:list-item>
                          <text:p text:style-name="P6">Instruction [text: Your expertise is important with regards to filling out applicaitons.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  <text:p text:style-name="P6"/>
                    </text:list-item>
                    <text:list-item>
                      <text:p text:style-name="P6">Control [name:exp_expertise] <text:s/>[visible: true] [width:25][height:1][showon:create,update,read]</text:p>
                      <text:list>
                        <text:list-item>
                          <text:p text:style-name="P6">[definition: List of expertise options]</text:p>
                        </text:list-item>
                        <text:list-item>
                          <text:p text:style-name="P10">Permission [name:(public)(account)][rights:create,read,update]</text:p>
                        </text:list-item>
                        <text:list-item>
                          <text:p text:style-name="P10">Permission [name:(public)(registrant)][rights:create,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create,read,update]</text:p>
                        </text:list-item>
                        <text:list-item>
                          <text:p text:style-name="P10">Permission [name:(gov)(registrant)][rights:create,read,update]</text:p>
                        </text:list-item>
                        <text:list-item>
                          <text:p text:style-name="P6">Permission [name:(public)(registrant)(NRN)(editor)][rights:create,read,update][default:0]</text:p>
                        </text:list-item>
                        <text:list-item>
                          <text:p text:style-name="P6">Permission [name:(public)(registrant)(NRN)(editor-proxy)][rights:create,read,update][default:0]</text:p>
                        </text:list-item>
                        <text:list-item>
                          <text:p text:style-name="P6">Permission [name:(gov)(registrant)(NRN)(reviewer)][rights:create,read,update][default:0]</text:p>
                        </text:list-item>
                        <text:list-item>
                          <text:p text:style-name="P6">Permission [name:(gov)(registrant)(NRN)(approver)][rights:create,read,update][default:0]</text:p>
                        </text:list-item>
                        <text:list-item>
                          <text:p text:style-name="P6">Permission [name:(gov)(registrant)(NRN)(manager)][rights:create,read,update][default:0]</text:p>
                        </text:list-item>
                        <text:list-item>
                          <text:p text:style-name="P6">Permission [name:(gov)(registrant)(NRN)(help-desk)][rights:create,create,read,update][default:0]</text:p>
                        </text:list-item>
                        <text:list-item>
                          <text:p text:style-name="P6">Permission [name:(gov)(registrant)(ER)(editor)][rights:create,read,update][default:0]</text:p>
                        </text:list-item>
                        <text:list-item>
                          <text:p text:style-name="P6">Permission [name:(gov)(registrant)(ER)(editor-proxy)][rights:create,read,update][default:0]</text:p>
                        </text:list-item>
                        <text:list-item>
                          <text:p text:style-name="P6">Permission [name:(gov)(registrant)(ER)(reviewer)][rights:create,read,update][default:0]</text:p>
                        </text:list-item>
                        <text:list-item>
                          <text:p text:style-name="P6">Permission [name:(gov)(registrant)(ER)(approver)][rights:create,read,update][default:0]</text:p>
                        </text:list-item>
                        <text:list-item>
                          <text:p text:style-name="P6">Permission [name:(gov)(registrant)(ER)(manager)][rights:create,read,update][default:0]</text:p>
                        </text:list-item>
                        <text:list-item>
                          <text:p text:style-name="P6">Permission [name:(gov)(registrant)(ER)(help-desk)][rights:create,create,read,update][default:0]</text:p>
                        </text:list-item>
                        <text:list-item>
                          <text:p text:style-name="P6">UI[prompt: Judge your Expertise][title:Expertise] [type:radio]</text:p>
                          <text:list>
                            <text:list-item>
                              <text:p text:style-name="P6">Option [name:Undefined][value:0]</text:p>
                            </text:list-item>
                            <text:list-item>
                              <text:p text:style-name="P6">Option [name:No Training][value:1]</text:p>
                            </text:list-item>
                            <text:list-item>
                              <text:p text:style-name="P6">Option [name:Related Training][value:2]</text:p>
                            </text:list-item>
                            <text:list-item>
                              <text:p text:style-name="P6">Option [name:Professional Training][value:3]</text:p>
                            </text:list-item>
                            <text:list-item>
                              <text:p text:style-name="P6">Option [name:Advanced Training][value:4]</text:p>
                            </text:list-item>
                            <text:list-item>
                              <text:p text:style-name="P6">Sample [sample:Novice]</text:p>
                            </text:list-item>
                          </text:list>
                        </text:list-item>
                        <text:list-item>
                          <text:p text:style-name="P6">Instruction [text: Your experience is important with regards to filling out applicaitons]</text:p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</text:list>
                      <text:p text:style-name="P6"/>
                    </text:list-item>
                    <text:list-item>
                      <text:p text:style-name="P6">Control [name:exp_status] <text:s/>[visible: true] [width:25][height:1][showon:update,read]</text:p>
                      <text:list>
                        <text:list-item>
                          <text:p text:style-name="P6">[definition: List of Access]</text:p>
                        </text:list-item>
                        <text:list-item>
                          <text:p text:style-name="P10">Permission [name:(public)(account)][rights:none]</text:p>
                        </text:list-item>
                        <text:list-item>
                          <text:p text:style-name="P10">Permission [name:(public)(registrant)][rights:non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create,read,update]</text:p>
                        </text:list-item>
                        <text:list-item>
                          <text:p text:style-name="P10">Permission [name:(gov)(registrant)][rights:create,read,update]</text:p>
                        </text:list-item>
                        <text:list-item>
                          <text:p text:style-name="P6">Permission [name:(public)(registrant)(NRN)(editor)][rights:create,read][default:0]</text:p>
                        </text:list-item>
                        <text:list-item>
                          <text:p text:style-name="P6">Permission [name:(public)(registrant)(NRN)(editor-proxy)][rights:create,read][default:0]</text:p>
                        </text:list-item>
                        <text:list-item>
                          <text:p text:style-name="P6">Permission [name:(gov)(registrant)(NRN)(reviewer)][rights:create,read][default:0]</text:p>
                        </text:list-item>
                        <text:list-item>
                          <text:p text:style-name="P6">Permission [name:(gov)(registrant)(NRN)(approver)][rights:create,read][default:0]</text:p>
                        </text:list-item>
                        <text:list-item>
                          <text:p text:style-name="P6">Permission [name:(gov)(registrant)(NRN)(manager)][rights:create,read,update][default:0]</text:p>
                        </text:list-item>
                        <text:list-item>
                          <text:p text:style-name="P6">Permission [name:(gov)(registrant)(NRN)(help-desk)][rights:create,create,read][default:0]</text:p>
                        </text:list-item>
                        <text:list-item>
                          <text:p text:style-name="P6">Permission [name:(gov)(registrant)(ER)(editor)][rights:create,read][default:0]</text:p>
                        </text:list-item>
                        <text:list-item>
                          <text:p text:style-name="P6">Permission [name:(gov)(registrant)(ER)(editor-proxy)][rights:create,read][default:0]</text:p>
                        </text:list-item>
                        <text:list-item>
                          <text:p text:style-name="P6">Permission [name:(gov)(registrant)(ER)(reviewer)][rights:create,read][default:0]</text:p>
                        </text:list-item>
                        <text:list-item>
                          <text:p text:style-name="P6">Permission [name:(gov)(registrant)(ER)(approver)][rights:create,read][default:0]</text:p>
                        </text:list-item>
                        <text:list-item>
                          <text:p text:style-name="P6">Permission [name:(gov)(registrant)(ER)(manager)][rights:create,read,update][default:0]</text:p>
                        </text:list-item>
                        <text:list-item>
                          <text:p text:style-name="P6">Permission [name:(gov)(registrant)(ER)(help-desk)][rights:create,create,read][default:0]</text:p>
                        </text:list-item>
                        <text:list-item>
                          <text:p text:style-name="P6">UI[prompt: Assign Access Level][title: Access Level] [type:radio]</text:p>
                          <text:list>
                            <text:list-item>
                              <text:p text:style-name="P6">Option [name:Undefined][value:0]</text:p>
                            </text:list-item>
                            <text:list-item>
                              <text:p text:style-name="P6">Option [name:Novice][value:1]</text:p>
                            </text:list-item>
                            <text:list-item>
                              <text:p text:style-name="P6">Option [name:Apprentice][value:2]</text:p>
                            </text:list-item>
                            <text:list-item>
                              <text:p text:style-name="P6">Option [name:Professional][value:3]</text:p>
                            </text:list-item>
                            <text:list-item>
                              <text:p text:style-name="P6">Option [name:Advanced Professional][value:4]</text:p>
                            </text:list-item>
                          </text:list>
                        </text:list-item>
                        <text:list-item>
                          <text:p text:style-name="P6">Validation [type: character][required:true][validate:yes]</text:p>
                        </text:list-item>
                        <text:list-item>
                          <text:p text:style-name="P6">Column [type:character][size:256][format:A-Z,a-z,0-9]</text:p>
                        </text:list-item>
                        <text:list-item>
                          <text:p text:style-name="P6">Instruction [text: Access level granted by SHPO.]</text:p>
                        </text:list-item>
                      </text:list>
                    </text:list-item>
                    <text:list-item>
                      <text:p text:style-name="P6">Control [name:exp_insertdate] [type:control][visible:true][showon:read,update]</text:p>
                      <text:list>
                        <text:list-item>
                          <text:p text:style-name="P6">[definition: Date and time <text:s/>submitted]</text:p>
                        </text:list-item>
                        <text:list-item>
                          <text:p text:style-name="P10">Permission [name:(public)(account)][rights:read,update]</text:p>
                        </text:list-item>
                        <text:list-item>
                          <text:p text:style-name="P10">Permission [name:(public)(registrant)][rights: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10">Permission [name:(gov)(account)][rights:read,update]</text:p>
                        </text:list-item>
                        <text:list-item>
                          <text:p text:style-name="P10">Permission [name:(gov)(registrant)][rights:read,update]</text:p>
                        </text:list-item>
                        <text:list-item>
                          <text:p text:style-name="P10"/>
                        </text:list-item>
                        <text:list-item>
                          <text:p text:style-name="P6">Permission [name:(public)(registrant)(NRN)(editor)][rights:create,read,update]</text:p>
                        </text:list-item>
                        <text:list-item>
                          <text:p text:style-name="P6">Permission [name:(public)(registrant)(NRN)(editor-proxy)][rights:create,read,update]</text:p>
                        </text:list-item>
                        <text:list-item>
                          <text:p text:style-name="P6">Permission [name:(gov)(registrant)(NRN)(reviewer)][rights:create,read,update]</text:p>
                        </text:list-item>
                        <text:list-item>
                          <text:p text:style-name="P6">Permission [name:(gov)(registrant)(NRN)(approver)][rights:create,read,update]</text:p>
                        </text:list-item>
                        <text:list-item>
                          <text:p text:style-name="P6">Permission [name:(gov)(registrant)(NRN)(manager)][rights:create,read,update]</text:p>
                        </text:list-item>
                        <text:list-item>
                          <text:p text:style-name="P6">Permission [name:(gov)(registrant)(NRN)(help-desk)][rights:create,create,read,update]</text:p>
                        </text:list-item>
                        <text:list-item>
                          <text:p text:style-name="P6">Permission [name:(gov)(registrant)(ER)(editor)][rights:create,read,update]</text:p>
                        </text:list-item>
                        <text:list-item>
                          <text:p text:style-name="P6">Permission [name:(gov)(registrant)(ER)(editor-proxy)][rights:create,read,update]</text:p>
                        </text:list-item>
                        <text:list-item>
                          <text:p text:style-name="P6">Permission [name:(gov)(registrant)(ER)(reviewer)][rights:create,read,update]</text:p>
                        </text:list-item>
                        <text:list-item>
                          <text:p text:style-name="P6">Permission [name:(gov)(registrant)(ER)(approver)][rights:create,read,update]</text:p>
                        </text:list-item>
                        <text:list-item>
                          <text:p text:style-name="P6">Permission [name:(gov)(registrant)(ER)(manager)][rights:create,read,update]</text:p>
                        </text:list-item>
                        <text:list-item>
                          <text:p text:style-name="P6">Permission [name:(gov)(registrant)(ER)(help-desk)][rights:create,create,read,update]</text:p>
                        </text:list-item>
                        <text:list-item>
                          <text:p text:style-name="P6">Column [type:calendar][size:8][format:NNNNNNNNNN]</text:p>
                        </text:list-item>
                        <text:list-item>
                          <text:p text:style-name="P6">UI [prompt:Created][title:Created][type:label][format:NNNNNNNNNN]</text:p>
                          <text:list>
                            <text:list-item>
                              <text:p text:style-name="P6">Sample [sample:10/30/2011]</text:p>
                            </text:list-item>
                          </text:list>
                        </text:list-item>
                        <text:list-item>
                          <text:p text:style-name="P6">Validation [type: numeric][validate:true]</text:p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Table [name: <text:span text:style-name="T4">Password_Requests</text:span>] [type:table]</text:p>
              <text:list>
                <text:list-item>
                  <text:p text:style-name="P6">Definition [text: Password requests stores requests, along with when the request was submitted and by whom.]</text:p>
                </text:list-item>
                <text:list-item>
                  <text:p text:style-name="P6">[description:Password_Requiests]</text:p>
                  <text:p text:style-name="P6"/>
                </text:list-item>
                <text:list-item>
                  <text:p text:style-name="P6">Control [name:pr_name] <text:s/>[visible: true] [width:100][height:1][showon:create]</text:p>
                  <text:list>
                    <text:list-item>
                      <text:p text:style-name="P6">[definition: the user name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/>
                    </text:list-item>
                    <text:list-item>
                      <text:p text:style-name="P6">UI[prompt: Your Email Address][title: Email [type:text]</text:p>
                      <text:list>
                        <text:list-item>
                          <text:p text:style-name="P6">Sample [sample:smithj@yahoo.com]</text:p>
                        </text:list-item>
                      </text:list>
                    </text:list-item>
                    <text:list-item>
                      <text:p text:style-name="P6">Instruction [text: Email Address name@yahoo.com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<text:a xlink:type="simple" xlink:href="mailto:AAA@AAA.AAA">AAA@AAA.AAA</text:a>]</text:p>
                    </text:list-item>
                  </text:list>
                </text:list-item>
                <text:list-item>
                  <text:p text:style-name="P6">Control [name:pr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/>
                    </text:list-item>
                    <text:list-item>
                      <text:p text:style-name="P6">Column [type:calendar][size:8][format:NNNNNNNNNN]</text:p>
                    </text:list-item>
                    <text:list-item>
                      <text:p text:style-name="P6">UI [prompt:Created][title:Created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  <text:p text:style-name="P6"/>
                    </text:list-item>
                  </text:list>
                </text:list-item>
              </text:list>
            </text:list-item>
            <text:list-item>
              <text:p text:style-name="P6">Table [name: <text:span text:style-name="T4">Login_Requests</text:span>] [type: sproc]</text:p>
              <text:list>
                <text:list-item>
                  <text:p text:style-name="P6">Definition [text: this is a sproc for handling logins. <text:s/>Actual data is not stored.]</text:p>
                </text:list-item>
                <text:list-item>
                  <text:p text:style-name="P6">[description:HelpDesk Login_Requests]</text:p>
                  <text:p text:style-name="P6"/>
                </text:list-item>
                <text:list-item>
                  <text:p text:style-name="P6">Control [name:lr_email] <text:s/>[visible: true] [width:100][height:1][showon:create,update,read]</text:p>
                  <text:list>
                    <text:list-item>
                      <text:p text:style-name="P6">[definition: the users email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  <text:list>
                        <text:list-item>
                          <text:p text:style-name="P6"/>
                        </text:list-item>
                      </text:list>
                    </text:list-item>
                    <text:list-item>
                      <text:p text:style-name="P6">Permission [name:(gov)(registrant)(NRN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Your Email][title: Email] [type:text]</text:p>
                      <text:list>
                        <text:list-item>
                          <text:p text:style-name="P6">Sample [sample:smithj@yahoo.com]</text:p>
                        </text:list-item>
                      </text:list>
                    </text:list-item>
                    <text:list-item>
                      <text:p text:style-name="P6">Instruction [text: Email Address name@yahoo.com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AAAAAAA]</text:p>
                      <text:p text:style-name="P6"/>
                      <text:p text:style-name="P6"/>
                    </text:list-item>
                  </text:list>
                </text:list-item>
                <text:list-item>
                  <text:p text:style-name="P6">Control [name:lr_password] <text:s/>[visible: true] [width:25][height:1][showon:create]</text:p>
                  <text:list>
                    <text:list-item>
                      <text:p text:style-name="P6">[definition: the password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N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Password][title:Password] [type:text]</text:p>
                      <text:list>
                        <text:list-item>
                          <text:p text:style-name="P6">Sample[sample:**********]</text:p>
                        </text:list-item>
                      </text:list>
                    </text:list-item>
                    <text:list-item>
                      <text:p text:style-name="P6">Instruction [text: Your Password (this should never appear anywhere)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10][format:AAAAAAAAAA]</text:p>
                    </text:list-item>
                  </text:list>
                </text:list-item>
                <text:list-item>
                  <text:p text:style-name="P6">Control [name:lr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3"><text:span text:style-name="T1">Permission [name:(public)(registrant)][rights:read</text:span><text:span text:style-name="T18">,update</text:span><text:span text:style-name="T1">]</text:span></text:p>
                    </text:list-item>
                    <text:list-item>
                      <text:p text:style-name="P6">Permission [name:(gov)(registrant)(NRN)(help-desk)][rights:read,update]</text:p>
                    </text:list-item>
                    <text:list-item>
                      <text:p text:style-name="P6">Permission [name:(gov)(registrant)(ER)(help-desk)][rights:read,update]</text:p>
                    </text:list-item>
                    <text:list-item>
                      <text:p text:style-name="P6">Column [type:calendar][size:8][format:NNNNNNNNNN]</text:p>
                    </text:list-item>
                    <text:list-item>
                      <text:p text:style-name="P6">UI [prompt:Created][title:Created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  <text:p text:style-name="P6"/>
                    </text:list-item>
                  </text:list>
                </text:list-item>
              </text:list>
            </text:list-item>
            <text:list-item>
              <text:p text:style-name="P6">Table [name: <text:span text:style-name="T4">HelpDesk_Login_Requests</text:span>] [type: sproc]</text:p>
              <text:list>
                <text:list-item>
                  <text:p text:style-name="P6">Definition [text: this is a sproc for handling logins. <text:s/>Actual data is not stored.]</text:p>
                </text:list-item>
                <text:list-item>
                  <text:p text:style-name="P6">[description:HelpDesk Login_Requests]</text:p>
                  <text:p text:style-name="P6"/>
                </text:list-item>
                <text:list-item>
                  <text:p text:style-name="P6">Control [name:hlr_email] <text:s/>[visible: true] [width:100][height:1][showon:create,update,read]</text:p>
                  <text:list>
                    <text:list-item>
                      <text:p text:style-name="P6">[definition: the users email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N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Your Email][title: Email] [type:text]</text:p>
                      <text:list>
                        <text:list-item>
                          <text:p text:style-name="P6">Sample [sample:smithj@yahoo.com]</text:p>
                        </text:list-item>
                      </text:list>
                    </text:list-item>
                    <text:list-item>
                      <text:p text:style-name="P6">Instruction [text: Email Address name@yahoo.com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AAAAAAA]</text:p>
                      <text:p text:style-name="P6"/>
                    </text:list-item>
                  </text:list>
                </text:list-item>
                <text:list-item>
                  <text:p text:style-name="P6">Control [name:hlr_email_helpdesk] <text:s/>[visible: true] [width:100][height:1][showon:create,update,read]</text:p>
                  <text:list>
                    <text:list-item>
                      <text:p text:style-name="P6">[definition: the help desk email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N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Email from person you are helping][title: Helped Email] [type:text]</text:p>
                      <text:list>
                        <text:list-item>
                          <text:p text:style-name="P6">Sample [sample:helperJ@michigan.gov]</text:p>
                        </text:list-item>
                      </text:list>
                    </text:list-item>
                    <text:list-item>
                      <text:p text:style-name="P6">Instruction [text: Email Address name@michigan.gov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AAAAAAAA]</text:p>
                      <text:p text:style-name="P6"/>
                    </text:list-item>
                  </text:list>
                </text:list-item>
                <text:list-item>
                  <text:p text:style-name="P6">Control [name:hlr_password] <text:s/>[visible: true] [width:25][height:1][showon:create]</text:p>
                  <text:list>
                    <text:list-item>
                      <text:p text:style-name="P6">[definition: the passwor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gov)(registrant)(NRN)(help-desk)][rights:create]</text:p>
                    </text:list-item>
                    <text:list-item>
                      <text:p text:style-name="P6">Permission [name:(gov)(registrant)(ER)(help-desk)][rights:create]</text:p>
                    </text:list-item>
                    <text:list-item>
                      <text:p text:style-name="P6">UI[prompt: Password][title:Password] [type:text]</text:p>
                      <text:list>
                        <text:list-item>
                          <text:p text:style-name="P6">Sample[sample:**********]</text:p>
                        </text:list-item>
                      </text:list>
                    </text:list-item>
                    <text:list-item>
                      <text:p text:style-name="P6">Instruction [text: Your Password (this should never appear anywhere)]</text:p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10][format:AAAAAAAAAA]</text:p>
                    </text:list-item>
                  </text:list>
                </text:list-item>
                <text:list-item>
                  <text:p text:style-name="P6">Control [name:hlr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3"><text:span text:style-name="T1">Permission [name:(public)(registrant)][rights:read</text:span><text:span text:style-name="T18">,update</text:span><text:span text:style-name="T1">]</text:span></text:p>
                    </text:list-item>
                    <text:list-item>
                      <text:p text:style-name="P6">Permission [name:(gov)(registrant)(NRN)(help-desk)][rights:read,update]</text:p>
                    </text:list-item>
                    <text:list-item>
                      <text:p text:style-name="P6">Permission [name:(gov)(registrant)(ER)(help-desk)][rights:read,update]</text:p>
                    </text:list-item>
                    <text:list-item>
                      <text:p text:style-name="P6">Column [type:calendar][size:8][format:NNNNNNNNNN]</text:p>
                    </text:list-item>
                    <text:list-item>
                      <text:p text:style-name="P6">UI [prompt:Created][title:Created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</text:list-item>
                  </text:list>
                </text:list-item>
              </text:list>
            </text:list-item>
            <text:list-item>
              <text:p text:style-name="P3"><text:span text:style-name="T1">Table [name: </text:span><text:span text:style-name="T13">EditTracker</text:span><text:span text:style-name="T1">] [relationship:one][limit:1][type:table]</text:span></text:p>
              <text:list>
                <text:list-item>
                  <text:p text:style-name="P6">[description:EditTracker]</text:p>
                  <text:p text:style-name="P6"/>
                </text:list-item>
                <text:list-item>
                  <text:p text:style-name="P6">Control [name:et_no] [type:control][visible:false]</text:p>
                  <text:list>
                    <text:list-item>
                      <text:p text:style-name="P6">[definition: Primary Key is a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create,read]</text:p>
                    </text:list-item>
                    <text:list-item>
                      <text:p text:style-name="P6">Permission [name:(gov)(registrant)][rights:create,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integer][size:10][pk:yes][format:NNNNNNNNNN]</text:p>
                    </text:list-item>
                    <text:list-item>
                      <text:p text:style-name="P6">UI [prompt:Primary Key][title:Primary Key][type:hidden][format:NNNNNNNNNN]</text:p>
                    </text:list-item>
                    <text:list-item>
                      <text:p text:style-name="P6">Validation [type: numeric][validate: ]</text:p>
                    </text:list-item>
                    <text:list-item>
                      <text:p text:style-name="P6">Instruction [text: ]</text:p>
                      <text:p text:style-name="P6"/>
                    </text:list-item>
                  </text:list>
                </text:list-item>
                <text:list-item>
                  <text:p text:style-name="P6">Control [name:et_src_no] [type:control][width:25][visible:false]</text:p>
                  <text:list>
                    <text:list-item>
                      <text:p text:style-name="P6">[definition: key value for the record that was changed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create,read]</text:p>
                    </text:list-item>
                    <text:list-item>
                      <text:p text:style-name="P6">Permission [name:(gov)(registrant)][rights:create,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integer][size:10][fk:yes][format:NNNNNNNNNN]</text:p>
                    </text:list-item>
                    <text:list-item>
                      <text:p text:style-name="P6">UI [prompt:Record Number][title:Record Number][type:hidden][format:NNNNNNNNNN]</text:p>
                    </text:list-item>
                    <text:list-item>
                      <text:p text:style-name="P6">Validation [type: numeric][validate:]</text:p>
                    </text:list-item>
                    <text:list-item>
                      <text:p text:style-name="P6">Instruction [text: ]</text:p>
                      <text:p text:style-name="P6"/>
                    </text:list-item>
                  </text:list>
                </text:list-item>
                <text:list-item>
                  <text:p text:style-name="P6">Control [name:et_src_column] <text:s/>[visible: true] [width:25][height:1][showon:read]</text:p>
                  <text:list>
                    <text:list-item>
                      <text:p text:style-name="P6">[definition: Source column name, origin of the change.]</text:p>
                    </text:list-item>
                    <text:list-item>
                      <text:p text:style-name="P6">Permission [name:(public)(guest)][rights:create][default:0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create,read][default:0]</text:p>
                    </text:list-item>
                    <text:list-item>
                      <text:p text:style-name="P6">Permission [name:(gov)(registrant)][rights:create,read][default:0]</text:p>
                    </text:list-item>
                    <text:list-item>
                      <text:p text:style-name="P6">Permission [name:(gov)(registrant)(NRN)(help-desk)][rights:read][default:0]</text:p>
                    </text:list-item>
                    <text:list-item>
                      <text:p text:style-name="P6">Permission [name:(gov)(registrant)(ER)(help-desk)][rights:read][default:0]</text:p>
                    </text:list-item>
                    <text:list-item>
                      <text:p text:style-name="P6">UI[prompt: Source Column Name][title:Source Column Name] [type: <text:span text:style-name="T16">text</text:span>]</text:p>
                      <text:list>
                        <text:list-item>
                          <text:p text:style-name="P6">Sample [sample: ma_street]</text:p>
                        </text:list-item>
                      </text:list>
                    </text:list-item>
                    <text:list-item>
                      <text:p text:style-name="P6">Instruction [text: ]</text:p>
                    </text:list-item>
                    <text:list-item>
                      <text:p text:style-name="P6">Validation [type: character][required:true][validate:no]</text:p>
                    </text:list-item>
                    <text:list-item>
                      <text:p text:style-name="P6">Column [type:character][size:256][format:]</text:p>
                      <text:p text:style-name="P6"/>
                    </text:list-item>
                  </text:list>
                </text:list-item>
                <text:list-item>
                  <text:p text:style-name="P6">Control [name: et_src_table] <text:s/>[visible: true] [width:25][height:1][showon:read]</text:p>
                  <text:list>
                    <text:list-item>
                      <text:p text:style-name="P6">[definition: Source table name for the change]</text:p>
                    </text:list-item>
                    <text:list-item>
                      <text:p text:style-name="P6">Permission [name:(public)(guest)][rights:create][default:0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create,read][default:0]</text:p>
                    </text:list-item>
                    <text:list-item>
                      <text:p text:style-name="P6">Permission [name:(gov)(registrant)][rights:create,read][default:0]</text:p>
                    </text:list-item>
                    <text:list-item>
                      <text:p text:style-name="P6">Permission [name:(gov)(registrant)(NRN)(help-desk)][rights:read][default:0]</text:p>
                    </text:list-item>
                    <text:list-item>
                      <text:p text:style-name="P6">Permission [name:(gov)(registrant)(ER)(help-desk)][rights:read][default:0]</text:p>
                    </text:list-item>
                    <text:list-item>
                      <text:p text:style-name="P6">UI[prompt: Source table name ][title:Source table] [type: <text:span text:style-name="T16">text</text:span>]</text:p>
                      <text:list>
                        <text:list-item>
                          <text:p text:style-name="P6">Sample [sample: 1]</text:p>
                        </text:list-item>
                      </text:list>
                    </text:list-item>
                    <text:list-item>
                      <text:p text:style-name="P6">Instruction [text: ]</text:p>
                    </text:list-item>
                    <text:list-item>
                      <text:p text:style-name="P6">Validation [type: character][required:true][validate:no]</text:p>
                    </text:list-item>
                    <text:list-item>
                      <text:p text:style-name="P6">Column [type:character][size:256][format:]</text:p>
                      <text:p text:style-name="P6"/>
                    </text:list-item>
                  </text:list>
                </text:list-item>
                <text:list-item>
                  <text:p text:style-name="P6">Control [name:et_chg_date] [visible:true]</text:p>
                  <text:list>
                    <text:list-item>
                      <text:p text:style-name="P6">[definition: Insert date is the date and time the record was inserted ]</text:p>
                    </text:list-item>
                    <text:list-item>
                      <text:p text:style-name="P6">Permission [name:(public)(guest)][rights:create][default: Get-Today-D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6">Permission [name:(public)(registrant)][rights:create,read][default: Get-Today-Date]</text:p>
                    </text:list-item>
                    <text:list-item>
                      <text:p text:style-name="P6">Permission [name:(gov)(registrant)][rights:create,read][default: Get-Today-Date]</text:p>
                    </text:list-item>
                    <text:list-item>
                      <text:p text:style-name="P6">Permission [name:(gov)(registrant)(NRN)(help-desk)][rights:read][default: Get-Today-Date]</text:p>
                    </text:list-item>
                    <text:list-item>
                      <text:p text:style-name="P6">Permission [name:(gov)(registrant)(ER)(help-desk)][rights:read][default: Get-Today-Date]</text:p>
                    </text:list-item>
                    <text:list-item>
                      <text:p text:style-name="P6">Column [type: datetime][size:8][format: ]</text:p>
                    </text:list-item>
                    <text:list-item>
                      <text:p text:style-name="P6">UI [prompt:Change<text:span text:style-name="T6"> Date</text:span>][title: Change Date][type:calendar][format:MM/DD/YYYY:HH:MM:SS]</text:p>
                    </text:list-item>
                    <text:list-item>
                      <text:p text:style-name="P6">Validation [type: datetime][validate:false]</text:p>
                    </text:list-item>
                    <text:list-item>
                      <text:p text:style-name="P6">Instruction [text: <text:s/>]</text:p>
                      <text:p text:style-name="P6"/>
                    </text:list-item>
                  </text:list>
                </text:list-item>
                <text:list-item>
                  <text:p text:style-name="P6">Control [name:et_edtiorno] [type:control][visible:false]</text:p>
                  <text:list>
                    <text:list-item>
                      <text:p text:style-name="P6">[definition: Registrant number of the person making the change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gov)(guest)][rights:create]</text:p>
                    </text:list-item>
                    <text:list-item>
                      <text:p text:style-name="P3"><text:span text:style-name="T1">Permission [name:(public)(registrant)][rights:create,read</text:span><text:span text:style-name="T1">]</text:span></text:p>
                    </text:list-item>
                    <text:list-item>
                      <text:p text:style-name="P3"><text:span text:style-name="T1">Permission [name:(gov)(registrant)][rights:create,read</text:span><text:span text:style-name="T1">]</text:span>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integer][size:10][fk:yes][format:NNNNNNNNNN]</text:p>
                    </text:list-item>
                    <text:list-item>
                      <text:p text:style-name="P6">UI [prompt: Registrant <text:span text:style-name="T6">Number</text:span>][title:Registrant Number][type:hidden][format:NNNNNNNNNN]</text:p>
                    </text:list-item>
                    <text:list-item>
                      <text:p text:style-name="P6">Validation [type: User-Confirm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</text:list>
            </text:list-item>
            <text:list-item>
              <text:p text:style-name="P3"><text:span text:style-name="T1">Table [name: </text:span><text:span text:style-name="T5">Comments</text:span><text:span text:style-name="T1">][relationship:one][limit:1][type:table]</text:span></text:p>
              <text:list>
                <text:list-item>
                  <text:p text:style-name="P6">Definition [text: Registrants table holds the user system identification]</text:p>
                </text:list-item>
                <text:list-item>
                  <text:p text:style-name="P6">[description:Comments]</text:p>
                  <text:p text:style-name="P6"/>
                </text:list-item>
                <text:list-item>
                  <text:p text:style-name="P6">Control [name:cm_no] [type:control][visible:false]</text:p>
                  <text:list>
                    <text:list-item>
                      <text:p text:style-name="P6">[definition: Primary Key is a]</text:p>
                    </text:list-item>
                    <text:list-item>
                      <text:p text:style-name="P6"/>
                    </text:list-item>
                    <text:list-item>
                      <text:p text:style-name="P6"/>
                    </text:list-item>
                    <text:list-item>
                      <text:p text:style-name="P9">Permission [name:(public)(registrant)(ER)][rights:create]</text:p>
                    </text:list-item>
                    <text:list-item>
                      <text:p text:style-name="P9">Permission [name:(public)(registrant)(NRN)][rights:create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/>
                    </text:list-item>
                    <text:list-item>
                      <text:p text:style-name="P6">Column [type:integer][size:10][pk:yes][format:NNNNNNNNNN]</text:p>
                    </text:list-item>
                    <text:list-item>
                      <text:p text:style-name="P6">UI [prompt:Primary Key][title:Primary Key][type:hidden][format:NNNNNNNNNN]</text:p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  <text:list-item>
                  <text:p text:style-name="P6">Control [name:cm_threadno] [type:control][visible:false]</text:p>
                  <text:list>
                    <text:list-item>
                      <text:p text:style-name="P6">[definition: Thread Key is used to tie replies to comments]</text:p>
                    </text:list-item>
                    <text:list-item>
                      <text:p text:style-name="P6"/>
                    </text:list-item>
                    <text:list-item>
                      <text:p text:style-name="P9">Permission [name:(public)(registrant)(ER)][rights:create,read]</text:p>
                    </text:list-item>
                    <text:list-item>
                      <text:p text:style-name="P9">Permission [name:(public)(registrant)(NRN)][rights:create,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/>
                    </text:list-item>
                    <text:list-item>
                      <text:p text:style-name="P6">Column [type:integer][size:10][format:NNNNNNNNNN]</text:p>
                    </text:list-item>
                    <text:list-item>
                      <text:p text:style-name="P6">UI [prompt:Thread Key][title:Thread Key][type:hidden][format:NNNNNNNNNN]</text:p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  <text:list-item>
                  <text:p text:style-name="P6">Control [name:cm_text] <text:s/>[visible: true] [width:50][height:10][showon:create,update,read]</text:p>
                  <text:list>
                    <text:list-item>
                      <text:p text:style-name="P6">[definition: ]</text:p>
                    </text:list-item>
                    <text:list-item>
                      <text:p text:style-name="P6"/>
                    </text:list-item>
                    <text:list-item>
                      <text:p text:style-name="P9">Permission [name:(public)(registrant)(ER)][rights:create,read]</text:p>
                    </text:list-item>
                    <text:list-item>
                      <text:p text:style-name="P9">Permission [name:(public)(registrant)(NRN)][rights:create,read]</text:p>
                    </text:list-item>
                    <text:list-item>
                      <text:p text:style-name="P6">Permission [name:(gov)(registrant)(NRN)(help-desk)][rights:read,update]</text:p>
                    </text:list-item>
                    <text:list-item>
                      <text:p text:style-name="P6">Permission [name:(gov)(registrant)(ER)(help-desk)][rights:read,update]</text:p>
                    </text:list-item>
                    <text:list-item>
                      <text:p text:style-name="P6"/>
                    </text:list-item>
                    <text:list-item>
                      <text:p text:style-name="P6">UI[prompt: Comment][title:Comment] [type:text]</text:p>
                      <text:list>
                        <text:list-item>
                          <text:p text:style-name="P6">Sample [sample: What is up with Experience and Expertise] </text:p>
                        </text:list-item>
                      </text:list>
                    </text:list-item>
                    <text:list-item>
                      <text:p text:style-name="P6">Validation [type: character][required:true][validate:yes]</text:p>
                    </text:list-item>
                    <text:list-item>
                      <text:p text:style-name="P6">Column [type:character][size:256][format:A-Z,a-z,0-9]</text:p>
                    </text:list-item>
                  </text:list>
                </text:list-item>
                <text:list-item>
                  <text:p text:style-name="P6">Control [name:cm_rnno] [type:control][visible:false]</text:p>
                  <text:list>
                    <text:list-item>
                      <text:p text:style-name="P6">[definition: Registrant making the comment]</text:p>
                    </text:list-item>
                    <text:list-item>
                      <text:p text:style-name="P6"/>
                    </text:list-item>
                    <text:list-item>
                      <text:p text:style-name="P9">Permission [name:(public)(registrant)(ER)][rights:create,read]</text:p>
                    </text:list-item>
                    <text:list-item>
                      <text:p text:style-name="P9">Permission [name:(public)(registrant)(NRN)][rights:create,read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/>
                    </text:list-item>
                    <text:list-item>
                      <text:p text:style-name="P6">Column [type:integer][size:10][fk:yes][format:NNNNNNNNNN]</text:p>
                    </text:list-item>
                    <text:list-item>
                      <text:p text:style-name="P6">UI [prompt: s][title:Registrant Number][type:hidden][format:NNNNNNNNNN]</text:p>
                    </text:list-item>
                    <text:list-item>
                      <text:p text:style-name="P6">Validation [type: User-Confirm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  <text:list-item>
                  <text:p text:style-name="P6">Control [name:cm_pgno] [type:control][visible:false]</text:p>
                  <text:list>
                    <text:list-item>
                      <text:p text:style-name="P6">[definition: Screen where comment was given.]</text:p>
                    </text:list-item>
                    <text:list-item>
                      <text:p text:style-name="P9">Permission [name:(public)(registrant)(ER)][rights:create,read]</text:p>
                    </text:list-item>
                    <text:list-item>
                      <text:p text:style-name="P9">Permission [name:(public)(registrant)(NRN)][rights:create,rea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/>
                    </text:list-item>
                    <text:list-item>
                      <text:p text:style-name="P6">Column [type:integer][size:10][fk:yes][format:NNNNNNNNNN]</text:p>
                    </text:list-item>
                    <text:list-item>
                      <text:p text:style-name="P6">UI [prompt:foreing Key][title:foreign Key][type:hidden][format:NNNNNNNNNN]</text:p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  <text:list-item>
                  <text:p text:style-name="P6">Control [name:cm_prno] [type:control][visible:false]</text:p>
                  <text:list>
                    <text:list-item>
                      <text:p text:style-name="P6">[definition: Process .]</text:p>
                    </text:list-item>
                    <text:list-item>
                      <text:p text:style-name="P9">Permission [name:(public)(registrant)(ER)][rights:create,read]</text:p>
                    </text:list-item>
                    <text:list-item>
                      <text:p text:style-name="P9">Permission [name:(public)(registrant)(NRN)][rights:create,rea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integer][size:10][fk:yes][format:NNNNNNNNNN]</text:p>
                    </text:list-item>
                    <text:list-item>
                      <text:p text:style-name="P6">UI [prompt:foreing Key][title:foreign Key][type:hidden][format:NNNNNNNNNN]</text:p>
                    </text:list-item>
                    <text:list-item>
                      <text:p text:style-name="P6">Validation [type: numeric][validate:true]</text:p>
                    </text:list-item>
                    <text:list-item>
                      <text:p text:style-name="P6">Instruction [text: ]</text:p>
                    </text:list-item>
                  </text:list>
                </text:list-item>
                <text:list-item>
                  <text:p text:style-name="P6">Control [name:cm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9">Permission [name:(public)(registrant)(ER)][rights:create,read]</text:p>
                    </text:list-item>
                    <text:list-item>
                      <text:p text:style-name="P9">Permission [name:(public)(registrant)(NRN)][rights:create,read]</text:p>
                    </text:list-item>
                    <text:list-item>
                      <text:p text:style-name="P6"/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calendar][size:8][format:NNNNNNNNNN]</text:p>
                    </text:list-item>
                    <text:list-item>
                      <text:p text:style-name="P6">UI [prompt:Created][title:Created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list xml:id="list34685814" text:continue-numbering="true" text:style-name="L1">
        <text:list-item>
          <text:list>
            <text:list-item>
              <text:p text:style-name="P3"><text:span text:style-name="T1">Table [name: </text:span><text:span text:style-name="T13">Process</text:span><text:span text:style-name="T1">] [type:table]</text:span></text:p>
              <text:list>
                <text:list-item>
                  <text:p text:style-name="P6">[description:Process]</text:p>
                </text:list-item>
                <text:list-item>
                  <text:p text:style-name="P6">Control [name:pr_no] [type:control][visible:false][showon:read,update]</text:p>
                  <text:list>
                    <text:list-item>
                      <text:list>
                        <text:list-item>
                          <text:p text:style-name="P6">[definition: 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</text:p>
                        </text:list-item>
                        <text:list-item>
                          <text:p text:style-name="P6">Permission [name:(gov)(registrant)][rights:read]</text:p>
                        </text:list-item>
                        <text:list-item>
                          <text:p text:style-name="P6">Permission [name:(gov)(registrant)(NRN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integer][size:10][pk:yes][format:NNNNNNNNNN]</text:p>
                        </text:list-item>
                        <text:list-item>
                          <text:p text:style-name="P6">UI [prompt:Primary Key][title:Primary Key][type:hidden][format:NNNNNNNNNN]</text:p>
                        </text:list-item>
                        <text:list-item>
                          <text:p text:style-name="P6">Validation [type: numeric][validate: ]</text:p>
                        </text:list-item>
                      </text:list>
                    </text:list-item>
                  </text:list>
                </text:list-item>
                <text:list-item>
                  <text:p text:style-name="P6">Control [name:pr_insertdate] [type:control][visible:true][showon:read,update]</text:p>
                  <text:list>
                    <text:list-item>
                      <text:p text:style-name="P6">[definition: Date and time <text:s/>comment was submitted]</text:p>
                    </text:list-item>
                    <text:list-item>
                      <text:p text:style-name="P6">Permission [name:(public)(guest)][rights:create]</text:p>
                    </text:list-item>
                    <text:list-item>
                      <text:p text:style-name="P6">Permission [name:(public)(registrant)][rights:read,update]</text:p>
                    </text:list-item>
                    <text:list-item>
                      <text:p text:style-name="P6">Permission [name:(gov)(registrant)][rights:read,update]</text:p>
                    </text:list-item>
                    <text:list-item>
                      <text:p text:style-name="P6">Permission [name:(gov)(registrant)(NRN)(help-desk)][rights:read]</text:p>
                    </text:list-item>
                    <text:list-item>
                      <text:p text:style-name="P6">Permission [name:(gov)(registrant)(ER)(help-desk)][rights:read]</text:p>
                    </text:list-item>
                    <text:list-item>
                      <text:p text:style-name="P6">Column [type:calendar][size:8][format:NNNNNNNNNN]</text:p>
                    </text:list-item>
                    <text:list-item>
                      <text:p text:style-name="P6">UI [prompt:Created][title:Created][type:label][format:NNNNNNNNNN]</text:p>
                      <text:list>
                        <text:list-item>
                          <text:p text:style-name="P6">Sample [sample:10/30/2011]</text:p>
                        </text:list-item>
                      </text:list>
                    </text:list-item>
                    <text:list-item>
                      <text:p text:style-name="P6">Validation [type: numeric][validate:true]</text:p>
                      <text:p text:style-name="P6"/>
                    </text:list-item>
                  </text:list>
                </text:list-item>
                <text:list-item>
                  <text:p text:style-name="P3"><text:span text:style-name="T1">Table [name: </text:span><text:span text:style-name="T13">Screens</text:span><text:span text:style-name="T1">] [type:table]</text:span></text:p>
                  <text:list>
                    <text:list-item>
                      <text:p text:style-name="P6">[description:Screens]</text:p>
                    </text:list-item>
                    <text:list-item>
                      <text:p text:style-name="P6">Control [name:<text:span text:style-name="T15">pg_no</text:span>] [type:control][visible:false]</text:p>
                      <text:list>
                        <text:list-item>
                          <text:p text:style-name="P6">[definition: Primary Key is a]</text:p>
                        </text:list-item>
                        <text:list-item>
                          <text:p text:style-name="P6">Permission [name:(workflow-designer)][rights:create, read, update, delete]</text:p>
                        </text:list-item>
                        <text:list-item>
                          <text:p text:style-name="P6">Permission [name:(public)(guest)][rights:read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,update]</text:p>
                        </text:list-item>
                        <text:list-item>
                          <text:p text:style-name="P6">Permission [name:(gov)(registrant)][rights:read,update]</text:p>
                        </text:list-item>
                        <text:list-item>
                          <text:p text:style-name="P6">Permission [name:(gov)(registrant)(NRN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integer][size:10][pk:yes][format:NNNNNNNNNN]</text:p>
                        </text:list-item>
                        <text:list-item>
                          <text:p text:style-name="P6">UI [prompt:Primary Key][title:Primary Key][type:hidden][format:NNNNNNNNNN]</text:p>
                        </text:list-item>
                        <text:list-item>
                          <text:p text:style-name="P6">Validation [type: numeric][validate: ]</text:p>
                          <text:p text:style-name="P6"/>
                        </text:list-item>
                      </text:list>
                    </text:list-item>
                    <text:list-item>
                      <text:p text:style-name="P6">Control [name:<text:span text:style-name="T15">pg_name</text:span>] <text:s/>[visible: true] [width:25][height:1][showon:read]</text:p>
                      <text:list>
                        <text:list-item>
                          <text:p text:style-name="P6">[definition: name of Screen]</text:p>
                        </text:list-item>
                        <text:list-item>
                          <text:p text:style-name="P6">Permission [name:(public)(guest)][rights:read][default:0]</text:p>
                        </text:list-item>
                        <text:list-item>
                          <text:p text:style-name="P6">Permission [name:(gov)(guest)][rights:create]</text:p>
                        </text:list-item>
                        <text:list-item>
                          <text:p text:style-name="P6">Permission [name:(public)(registrant)][rights:read][default:0]</text:p>
                        </text:list-item>
                        <text:list-item>
                          <text:p text:style-name="P6">Permission [name:(gov)(registrant)][rights:read][default:0]</text:p>
                        </text:list-item>
                        <text:list-item>
                          <text:p text:style-name="P6">Permission [name:(gov)(registrant)(NRN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Permission [name:(workflow-designer)][rights:create, read, update, delete][default:0]</text:p>
                        </text:list-item>
                        <text:list-item>
                          <text:p text:style-name="P6">UI[prompt: Screen Name ][title:Screen Name] [type:text]</text:p>
                          <text:list>
                            <text:list-item>
                              <text:p text:style-name="P6">Sample [sample: 1]</text:p>
                            </text:list-item>
                          </text:list>
                        </text:list-item>
                        <text:list-item>
                          <text:p text:style-name="P6">Instruction [text: ]</text:p>
                        </text:list-item>
                        <text:list-item>
                          <text:p text:style-name="P6">Validation [type: character][required:true][validate:no]</text:p>
                        </text:list-item>
                        <text:list-item>
                          <text:p text:style-name="P6">Column [type:character][size:256][format:]</text:p>
                        </text:list-item>
                      </text:list>
                    </text:list-item>
                    <text:list-item>
                      <text:p text:style-name="P6">Control [name:pg_insertdate] [type:control][visible:true][showon:read,update]</text:p>
                      <text:list>
                        <text:list-item>
                          <text:p text:style-name="P6">[definition: Date and time <text:s/>comment was submitted]</text:p>
                        </text:list-item>
                        <text:list-item>
                          <text:p text:style-name="P3"><text:span text:style-name="T1">Permission [name:(public)(guest)][rights:create</text:span><text:span text:style-name="T1">]</text:span></text:p>
                        </text:list-item>
                        <text:list-item>
                          <text:p text:style-name="P3"><text:span text:style-name="T1">Permission [name:(gov)(guest)][rights:create</text:span><text:span text:style-name="T1">]</text:span></text:p>
                        </text:list-item>
                        <text:list-item>
                          <text:p text:style-name="P3"><text:span text:style-name="T1">Permission [name:(public)(registrant)][rights:read</text:span><text:span text:style-name="T18">,update</text:span><text:span text:style-name="T1">]</text:span></text:p>
                        </text:list-item>
                        <text:list-item>
                          <text:p text:style-name="P3"><text:span text:style-name="T1">Permission [name:(gov)(registrant)][rights:read</text:span><text:span text:style-name="T18">,update</text:span><text:span text:style-name="T1">]</text:span></text:p>
                        </text:list-item>
                        <text:list-item>
                          <text:p text:style-name="P6">Permission [name:(gov)(registrant)(NRN)(help-desk)][rights:read]</text:p>
                        </text:list-item>
                        <text:list-item>
                          <text:p text:style-name="P6">Permission [name:(gov)(registrant)(ER)(help-desk)][rights:read]</text:p>
                        </text:list-item>
                        <text:list-item>
                          <text:p text:style-name="P6">Column [type:calendar][size:8][format:NNNNNNNNNN]</text:p>
                        </text:list-item>
                        <text:list-item>
                          <text:p text:style-name="P6">UI [prompt:Created][title:Created][type:label][format:NNNNNNNNNN]</text:p>
                          <text:list>
                            <text:list-item>
                              <text:p text:style-name="P6">Sample [sample:10/30/2011]</text:p>
                            </text:list-item>
                          </text:list>
                        </text:list-item>
                        <text:list-item>
                          <text:p text:style-name="P6">Validation [type: numeric][validate:true]</text:p>
                          <text:p text:style-name="P6"/>
                          <text:p text:style-name="P6"/>
                        </text:list-item>
                      </text:list>
                    </text:list-item>
                    <text:list-item>
                      <text:p text:style-name="P3"><text:span text:style-name="T1">Table [name: </text:span><text:span text:style-name="T13">Screen_Labels</text:span><text:span text:style-name="T1">] [type:table][relationship:many][limit:10]</text:span></text:p>
                      <text:list>
                        <text:list-item>
                          <text:p text:style-name="P6">[description:Screen_Labels]</text:p>
                        </text:list-item>
                        <text:list-item>
                          <text:p text:style-name="P6">[definition: Screen_Labels table stores a small amount of text that ]</text:p>
                        </text:list-item>
                        <text:list-item>
                          <text:p text:style-name="P6">Control [name:<text:span text:style-name="T15">pd_no</text:span>] [type:control][visible:false]</text:p>
                          <text:list>
                            <text:list-item>
                              <text:p text:style-name="P10">Permission [name:(public)(guest)][rights:read]</text:p>
                            </text:list-item>
                            <text:list-item>
                              <text:p text:style-name="P10">Permission [name:(public)(account)][rights:read]</text:p>
                            </text:list-item>
                            <text:list-item>
                              <text:p text:style-name="P10">Permission [name:(public)(registrant)][rights:read]</text:p>
                            </text:list-item>
                            <text:list-item>
                              <text:p text:style-name="P10">Permission [name:(public)(registrant)(NRN)][rights:read]</text:p>
                            </text:list-item>
                            <text:list-item>
                              <text:p text:style-name="P10">Permission [name:(public)(registrant)(ER)][rights:read]</text:p>
                            </text:list-item>
                            <text:list-item>
                              <text:p text:style-name="P10"/>
                            </text:list-item>
                            <text:list-item>
                              <text:p text:style-name="P10">Permission [name:(gov)(guest)][rights:read]</text:p>
                            </text:list-item>
                            <text:list-item>
                              <text:p text:style-name="P10">Permission [name:(gov)(account)][rights:read]</text:p>
                            </text:list-item>
                            <text:list-item>
                              <text:p text:style-name="P10">Permission [name:(gov)(registrant)][rights:read]</text:p>
                            </text:list-item>
                            <text:list-item>
                              <text:p text:style-name="P10">Permission [name:(gov)(registrant)(NRN)][rights:read]</text:p>
                            </text:list-item>
                            <text:list-item>
                              <text:p text:style-name="P10"/>
                            </text:list-item>
                            <text:list-item>
                              <text:p text:style-name="P10">Permission [name:(gov)(registrant)(NRN)(help-desk)][rights:read]</text:p>
                            </text:list-item>
                            <text:list-item>
                              <text:p text:style-name="P10">Permission [name:(gov)(registrant)(ER)][rights:read]</text:p>
                            </text:list-item>
                            <text:list-item>
                              <text:p text:style-name="P10">Permission [name:(gov)(registrant)(ER)(help-desk)][rights:read]</text:p>
                            </text:list-item>
                            <text:list-item>
                              <text:p text:style-name="P10"/>
                            </text:list-item>
                            <text:list-item>
                              <text:p text:style-name="P6">Permission [name:(workflow-designer)][rights:create, read, update, delete]</text:p>
                            </text:list-item>
                            <text:list-item>
                              <text:p text:style-name="P6"/>
                            </text:list-item>
                            <text:list-item>
                              <text:p text:style-name="P6">[definition: Primary Key is a]</text:p>
                            </text:list-item>
                            <text:list-item>
                              <text:p text:style-name="P6">Column [type:integer][size:10][pk:yes][format:NNNNNNNNNN]</text:p>
                            </text:list-item>
                            <text:list-item>
                              <text:p text:style-name="P6">UI [prompt:Primary Key][title:Primary Key][type:hidden][format:NNNNNNNNNN]</text:p>
                            </text:list-item>
                            <text:list-item>
                              <text:p text:style-name="P6">Validation [type: numeric][validate: ]</text:p>
                            </text:list-item>
                          </text:list>
                        </text:list-item>
                        <text:list-item>
                          <text:p text:style-name="P6">Control [name:<text:span text:style-name="T15">pd_pgno</text:span>] [type:control][width:25][visible:false]</text:p>
                          <text:list>
                            <text:list-item>
                              <text:p text:style-name="P6">[definition: Foreign Key is a]</text:p>
                            </text:list-item>
                            <text:list-item>
                              <text:p text:style-name="P10">Permission [name:(public)(guest)][rights:read]</text:p>
                            </text:list-item>
                            <text:list-item>
                              <text:p text:style-name="P10">Permission [name:(public)(account)][rights:read]</text:p>
                            </text:list-item>
                            <text:list-item>
                              <text:p text:style-name="P10">Permission [name:(public)(registrant)][rights:read]</text:p>
                            </text:list-item>
                            <text:list-item>
                              <text:p text:style-name="P10">Permission [name:(public)(registrant)(NRN)][rights:read]</text:p>
                            </text:list-item>
                            <text:list-item>
                              <text:p text:style-name="P10">Permission [name:(public)(registrant)(ER)][rights:read]</text:p>
                            </text:list-item>
                            <text:list-item>
                              <text:p text:style-name="P10"/>
                            </text:list-item>
                            <text:list-item>
                              <text:p text:style-name="P10">Permission [name:(gov)(guest)][rights:read]</text:p>
                            </text:list-item>
                            <text:list-item>
                              <text:p text:style-name="P10">Permission [name:(gov)(account)][rights:read]</text:p>
                            </text:list-item>
                            <text:list-item>
                              <text:p text:style-name="P10">Permission [name:(gov)(registrant)][rights:read]</text:p>
                            </text:list-item>
                            <text:list-item>
                              <text:p text:style-name="P10">Permission [name:(gov)(registrant)(NRN)][rights:read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10">Permission [name:(gov)(registrant)(ER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Permission [name:(workflow-designer)][rights:create, read, update, delete]</text:p>
                            </text:list-item>
                            <text:list-item>
                              <text:p text:style-name="P6">Column [type:integer][size:10][fk:yes][format:NNNNNNNNNN]</text:p>
                            </text:list-item>
                            <text:list-item>
                              <text:p text:style-name="P6">UI [prompt:<text:span text:style-name="T9">Foreign Key</text:span>][title:Foreign Key][type:hidden][format:NNNNNNNNNN]</text:p>
                            </text:list-item>
                            <text:list-item>
                              <text:p text:style-name="P6">Validation [type: numeric][validate:true]</text:p>
                            </text:list-item>
                            <text:list-item>
                              <text:p text:style-name="P6">Instruction [text: ]</text:p>
                            </text:list-item>
                          </text:list>
                        </text:list-item>
                        <text:list-item>
                          <text:p text:style-name="P6">Control [name:<text:span text:style-name="T15">pd_label</text:span>] [width:25][visible:false]</text:p>
                          <text:list>
                            <text:list-item>
                              <text:p text:style-name="P6">[definition: <text:s/>]</text:p>
                            </text:list-item>
                            <text:list-item>
                              <text:p text:style-name="P10">Permission [name:(public)(guest)][rights:read]</text:p>
                            </text:list-item>
                            <text:list-item>
                              <text:p text:style-name="P10">Permission [name:(public)(account)][rights:read]</text:p>
                            </text:list-item>
                            <text:list-item>
                              <text:p text:style-name="P10">Permission [name:(public)(registrant)][rights:read]</text:p>
                            </text:list-item>
                            <text:list-item>
                              <text:p text:style-name="P10">Permission [name:(public)(registrant)(NRN)][rights:read]</text:p>
                            </text:list-item>
                            <text:list-item>
                              <text:p text:style-name="P10">Permission [name:(public)(registrant)(ER)][rights:read]</text:p>
                            </text:list-item>
                            <text:list-item>
                              <text:p text:style-name="P10"/>
                            </text:list-item>
                            <text:list-item>
                              <text:p text:style-name="P10">Permission [name:(gov)(guest)][rights:read]</text:p>
                            </text:list-item>
                            <text:list-item>
                              <text:p text:style-name="P10">Permission [name:(gov)(account)][rights:read]</text:p>
                            </text:list-item>
                            <text:list-item>
                              <text:p text:style-name="P10">Permission [name:(gov)(registrant)][rights:read]</text:p>
                            </text:list-item>
                            <text:list-item>
                              <text:p text:style-name="P10">Permission [name:(gov)(registrant)(NRN)][rights:read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10">Permission [name:(gov)(registrant)(ER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Permission [name:(workflow-designer)][rights:create, read, update, delete]</text:p>
                            </text:list-item>
                            <text:list-item>
                              <text:p text:style-name="P6">Column [type:character][size:10][format:A]</text:p>
                            </text:list-item>
                            <text:list-item>
                              <text:p text:style-name="P6">UI [prompt:][title:][type:label][format:A]</text:p>
                            </text:list-item>
                            <text:list-item>
                              <text:p text:style-name="P6">Validation [type: character][validate:false]</text:p>
                              <text:list>
                                <text:list-item>
                                  <text:p text:style-name="P6">Instruction [text: <text:s/>]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Control [name:pd_insertdate] [type:control][visible:true][showon:read,update]</text:p>
                          <text:list>
                            <text:list-item>
                              <text:p text:style-name="P6">[definition: Date and time <text:s/>comment was submitted]</text:p>
                            </text:list-item>
                            <text:list-item>
                              <text:p text:style-name="P10">Permission [name:(public)(guest)][rights:read]</text:p>
                            </text:list-item>
                            <text:list-item>
                              <text:p text:style-name="P10">Permission [name:(public)(account)][rights:read]</text:p>
                            </text:list-item>
                            <text:list-item>
                              <text:p text:style-name="P10">Permission [name:(public)(registrant)][rights:read]</text:p>
                            </text:list-item>
                            <text:list-item>
                              <text:p text:style-name="P10">Permission [name:(public)(registrant)(NRN)][rights:read]</text:p>
                            </text:list-item>
                            <text:list-item>
                              <text:p text:style-name="P10">Permission [name:(public)(registrant)(ER)][rights:read]</text:p>
                            </text:list-item>
                            <text:list-item>
                              <text:p text:style-name="P10"/>
                            </text:list-item>
                            <text:list-item>
                              <text:p text:style-name="P10">Permission [name:(gov)(guest)][rights:read]</text:p>
                            </text:list-item>
                            <text:list-item>
                              <text:p text:style-name="P10">Permission [name:(gov)(account)][rights:read]</text:p>
                            </text:list-item>
                            <text:list-item>
                              <text:p text:style-name="P10">Permission [name:(gov)(registrant)][rights:read]</text:p>
                            </text:list-item>
                            <text:list-item>
                              <text:p text:style-name="P10">Permission [name:(gov)(registrant)(NRN)][rights:read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10">Permission [name:(gov)(registrant)(ER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Column [type:calendar][size:8][format:NNNNNNNNNN]</text:p>
                            </text:list-item>
                            <text:list-item>
                              <text:p text:style-name="P6">UI [prompt:Created][title:Created][type:label][format:NNNNNNNNNN]</text:p>
                              <text:list>
                                <text:list-item>
                                  <text:p text:style-name="P6">Sample [sample:10/30/2011]</text:p>
                                </text:list-item>
                              </text:list>
                            </text:list-item>
                            <text:list-item>
                              <text:p text:style-name="P6">Validation [type: numeric][validate:true]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470077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1">Table [name: </text:span><text:span text:style-name="T13">Screen_Controls</text:span><text:span text:style-name="T1">] [type:table][relationship:many][limit:10]</text:span></text:p>
                      <text:list>
                        <text:list-item>
                          <text:p text:style-name="P6">[description:Screen_Controls]</text:p>
                        </text:list-item>
                        <text:list-item>
                          <text:p text:style-name="P6">[definition: Screen_Labels table stores a small amount of text that ]</text:p>
                        </text:list-item>
                        <text:list-item>
                          <text:p text:style-name="P6">Control [name:<text:span text:style-name="T15">pc_no</text:span>] [type:control][visible:false]</text:p>
                          <text:list>
                            <text:list-item>
                              <text:p text:style-name="P6">Permission [name:(public)(guest)][rights:read]</text:p>
                            </text:list-item>
                            <text:list-item>
                              <text:p text:style-name="P6">Permission [name:(gov)(guest)][rights:create]</text:p>
                            </text:list-item>
                            <text:list-item>
                              <text:p text:style-name="P6">Permission [name:(public)(registrant)][rights:read]</text:p>
                            </text:list-item>
                            <text:list-item>
                              <text:p text:style-name="P6">Permission [name:(gov)(registrant)][rights:read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Permission [name:(workflow-designer)][rights:create, read, update, delete]</text:p>
                            </text:list-item>
                            <text:list-item>
                              <text:p text:style-name="P6">[definition: Primary Key is a]</text:p>
                            </text:list-item>
                            <text:list-item>
                              <text:p text:style-name="P6">Column [type:integer][size:10][pk:yes][format:NNNNNNNNNN]</text:p>
                            </text:list-item>
                            <text:list-item>
                              <text:p text:style-name="P6">UI [prompt:Primary Key][title:Primary Key][type:hidden][format:NNNNNNNNNN]</text:p>
                            </text:list-item>
                            <text:list-item>
                              <text:p text:style-name="P6">Validation [type: numeric][validate: ]</text:p>
                            </text:list-item>
                          </text:list>
                        </text:list-item>
                        <text:list-item>
                          <text:p text:style-name="P6">Control [name:<text:span text:style-name="T15">pc_pgno</text:span>] [type:control][width:25][visible:false]</text:p>
                          <text:list>
                            <text:list-item>
                              <text:p text:style-name="P6">[definition: Foreign Key is a]</text:p>
                            </text:list-item>
                            <text:list-item>
                              <text:p text:style-name="P6">Permission [name:(public)(guest)][rights:read]</text:p>
                            </text:list-item>
                            <text:list-item>
                              <text:p text:style-name="P6">Permission [name:(gov)(guest)][rights:create]</text:p>
                            </text:list-item>
                            <text:list-item>
                              <text:p text:style-name="P6">Permission [name:(public)(registrant)][rights:read]</text:p>
                            </text:list-item>
                            <text:list-item>
                              <text:p text:style-name="P6">Permission [name:(gov)(registrant)][rights:read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Permission [name:(workflow-designer)][rights:create, read, update, delete]</text:p>
                            </text:list-item>
                            <text:list-item>
                              <text:p text:style-name="P6">Column [type:integer][size:10][fk:yes][format:NNNNNNNNNN]</text:p>
                            </text:list-item>
                            <text:list-item>
                              <text:p text:style-name="P6">UI [prompt:<text:span text:style-name="T9">Foreign Key</text:span>][title:Foreign Key][type:hidden][format:NNNNNNNNNN]</text:p>
                            </text:list-item>
                            <text:list-item>
                              <text:p text:style-name="P6">Validation [type: numeric][validate:true]</text:p>
                            </text:list-item>
                            <text:list-item>
                              <text:p text:style-name="P6">Instruction [text: <text:s/>]</text:p>
                            </text:list-item>
                          </text:list>
                        </text:list-item>
                        <text:list-item>
                          <text:p text:style-name="P6">Control [name:<text:span text:style-name="T15">pc_Name</text:span>] [width:25][visible:false]</text:p>
                          <text:list>
                            <text:list-item>
                              <text:p text:style-name="P6">[definition: <text:s/>]</text:p>
                            </text:list-item>
                            <text:list-item>
                              <text:p text:style-name="P6">Permission [name:(public)(guest)][rights:read]</text:p>
                            </text:list-item>
                            <text:list-item>
                              <text:p text:style-name="P6">Permission [name:(gov)(guest)][rights:create]</text:p>
                            </text:list-item>
                            <text:list-item>
                              <text:p text:style-name="P6">Permission [name:(public)(registrant)][rights:read]</text:p>
                            </text:list-item>
                            <text:list-item>
                              <text:p text:style-name="P6">Permission [name:(gov)(registrant)][rights:read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Permission [name:(workflow-designer)][rights:create, read, update, delete]</text:p>
                            </text:list-item>
                            <text:list-item>
                              <text:p text:style-name="P6">Column [type:character][size:10][format:A]</text:p>
                            </text:list-item>
                            <text:list-item>
                              <text:p text:style-name="P6">UI [prompt:][title:][type:label][format:A]</text:p>
                            </text:list-item>
                            <text:list-item>
                              <text:p text:style-name="P6">Validation [type: character][validate:false]</text:p>
                            </text:list-item>
                            <text:list-item>
                              <text:p text:style-name="P6">Instruction [text: <text:s/>]</text:p>
                            </text:list-item>
                          </text:list>
                        </text:list-item>
                        <text:list-item>
                          <text:p text:style-name="P6">Control [name:<text:span text:style-name="T15">pc_width</text:span>] [width:25][visible:false]</text:p>
                          <text:list>
                            <text:list-item>
                              <text:p text:style-name="P6">[definition: <text:s/>Specifies the width of the the Control]</text:p>
                            </text:list-item>
                            <text:list-item>
                              <text:p text:style-name="P6">Permission [name:(public)(guest)][rights:read]</text:p>
                            </text:list-item>
                            <text:list-item>
                              <text:p text:style-name="P6">Permission [name:(gov)(guest)][rights:create]</text:p>
                            </text:list-item>
                            <text:list-item>
                              <text:p text:style-name="P6">Permission [name:(public)(registrant)][rights:read]</text:p>
                            </text:list-item>
                            <text:list-item>
                              <text:p text:style-name="P6">Permission [name:(gov)(registrant)][rights:read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Permission [name:(workflow-designer)][rights:create, read, update, delete]</text:p>
                            </text:list-item>
                            <text:list-item>
                              <text:p text:style-name="P6">Column [type:character][size:10][format:A]</text:p>
                            </text:list-item>
                            <text:list-item>
                              <text:p text:style-name="P6">UI [prompt:Control Width][title:Control Width][type:label][format:A]</text:p>
                            </text:list-item>
                            <text:list-item>
                              <text:p text:style-name="P6">Validation [type: character][validate:false]</text:p>
                            </text:list-item>
                            <text:list-item>
                              <text:p text:style-name="P6">Instruction [text: <text:s/>]</text:p>
                            </text:list-item>
                          </text:list>
                        </text:list-item>
                        <text:list-item>
                          <text:p text:style-name="P6">Control [name:<text:span text:style-name="T15">pc_height</text:span>] [width:25][visible:false]</text:p>
                          <text:list>
                            <text:list-item>
                              <text:p text:style-name="P6">[definition: <text:s/>Specifies the height of the the Control]</text:p>
                            </text:list-item>
                            <text:list-item>
                              <text:p text:style-name="P6">Permission [name:(public)(guest)][rights:read]</text:p>
                            </text:list-item>
                            <text:list-item>
                              <text:p text:style-name="P6">Permission [name:(gov)(guest)][rights:create]</text:p>
                            </text:list-item>
                            <text:list-item>
                              <text:p text:style-name="P6">Permission [name:(public)(registrant)][rights:read]</text:p>
                            </text:list-item>
                            <text:list-item>
                              <text:p text:style-name="P6">Permission [name:(gov)(registrant)][rights:read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Permission [name:(workflow-designer)][rights:create, read, update, delete]</text:p>
                            </text:list-item>
                            <text:list-item>
                              <text:p text:style-name="P6">Column [type:character][size:10][format:A]</text:p>
                            </text:list-item>
                            <text:list-item>
                              <text:p text:style-name="P6">UI [prompt:Control Width][title:Control Width][type:label][format:A]</text:p>
                            </text:list-item>
                            <text:list-item>
                              <text:p text:style-name="P6">Validation [type: character][validate:false]</text:p>
                            </text:list-item>
                            <text:list-item>
                              <text:p text:style-name="P6">Instruction [text: <text:s/>]</text:p>
                            </text:list-item>
                          </text:list>
                        </text:list-item>
                        <text:list-item>
                          <text:p text:style-name="P6">Control [name:<text:span text:style-name="T15">pc_visible</text:span>] [width:25][visible:false]</text:p>
                          <text:list>
                            <text:list-item>
                              <text:p text:style-name="P6">[definition: <text:s/>Specifies the visibility of the control, on or off]</text:p>
                            </text:list-item>
                            <text:list-item>
                              <text:p text:style-name="P6">Permission [name:(public)(guest)][rights:read]</text:p>
                            </text:list-item>
                            <text:list-item>
                              <text:p text:style-name="P6">Permission [name:(gov)(guest)][rights:create]</text:p>
                            </text:list-item>
                            <text:list-item>
                              <text:p text:style-name="P6">Permission [name:(public)(registrant)][rights:read]</text:p>
                            </text:list-item>
                            <text:list-item>
                              <text:p text:style-name="P6">Permission [name:(gov)(registrant)][rights:read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Permission [name:(workflow-designer)][rights:create, read, update, delete]</text:p>
                            </text:list-item>
                            <text:list-item>
                              <text:p text:style-name="P6">Column [type:character][size:10][format:A]</text:p>
                            </text:list-item>
                            <text:list-item>
                              <text:p text:style-name="P6">UI [prompt:Control Width][title:Control Width][type:label][format:A]</text:p>
                            </text:list-item>
                            <text:list-item>
                              <text:p text:style-name="P6">Validation [type: character][validate:false]</text:p>
                            </text:list-item>
                            <text:list-item>
                              <text:p text:style-name="P6">Instruction [text: <text:s/>]</text:p>
                            </text:list-item>
                          </text:list>
                        </text:list-item>
                        <text:list-item>
                          <text:p text:style-name="P6">Control [name:<text:span text:style-name="T15">pc_sample</text:span>] [width:25][visible:false]</text:p>
                          <text:list>
                            <text:list-item>
                              <text:p text:style-name="P6">[definition: <text:s/>Specifies a sample of exepected value i.e., text]</text:p>
                            </text:list-item>
                            <text:list-item>
                              <text:p text:style-name="P6">Permission [name:(public)(guest)][rights:read]</text:p>
                            </text:list-item>
                            <text:list-item>
                              <text:p text:style-name="P6">Permission [name:(gov)(guest)][rights:create]</text:p>
                            </text:list-item>
                            <text:list-item>
                              <text:p text:style-name="P6">Permission [name:(public)(registrant)][rights:read]</text:p>
                            </text:list-item>
                            <text:list-item>
                              <text:p text:style-name="P6">Permission [name:(gov)(registrant)][rights:read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Permission [name:(workflow-designer)][rights:create, read, update, delete]</text:p>
                            </text:list-item>
                            <text:list-item>
                              <text:p text:style-name="P6">Column [type:character][size:256][format:A]</text:p>
                            </text:list-item>
                            <text:list-item>
                              <text:p text:style-name="P6">UI [prompt:Control Width][title:Control Width][type:label][format:A]</text:p>
                            </text:list-item>
                            <text:list-item>
                              <text:p text:style-name="P6">Validation [type: character][validate:false]</text:p>
                            </text:list-item>
                            <text:list-item>
                              <text:p text:style-name="P6">Instruction [text: <text:s/>]</text:p>
                            </text:list-item>
                          </text:list>
                        </text:list-item>
                        <text:list-item>
                          <text:p text:style-name="P6">Control [name:[pc_insertdate] [type:control][visible:true][showon:read,update]</text:p>
                          <text:list>
                            <text:list-item>
                              <text:p text:style-name="P6">[definition: Date and time <text:s/>comment was submitted]</text:p>
                            </text:list-item>
                            <text:list-item>
                              <text:p text:style-name="P6">Permission [name:(public)(guest)][rights:create]</text:p>
                            </text:list-item>
                            <text:list-item>
                              <text:p text:style-name="P6">Permission [name:(gov)(guest)][rights:create]</text:p>
                            </text:list-item>
                            <text:list-item>
                              <text:p text:style-name="P6">Permission [name:(public)(registrant)][rights:read,update]</text:p>
                            </text:list-item>
                            <text:list-item>
                              <text:p text:style-name="P6">Permission [name:(gov)(registrant)][rights:read,update]</text:p>
                            </text:list-item>
                            <text:list-item>
                              <text:p text:style-name="P6">Permission [name:(gov)(registrant)(NRN)(help-desk)][rights:read]</text:p>
                            </text:list-item>
                            <text:list-item>
                              <text:p text:style-name="P6">Permission [name:(gov)(registrant)(ER)(help-desk)][rights:read]</text:p>
                            </text:list-item>
                            <text:list-item>
                              <text:p text:style-name="P6">Column [type:calendar][size:8][format:NNNNNNNNNN]</text:p>
                            </text:list-item>
                            <text:list-item>
                              <text:p text:style-name="P6">UI [prompt:Created][title:Created][type:label][format:NNNNNNNNNN]</text:p>
                              <text:list>
                                <text:list-item>
                                  <text:p text:style-name="P6">Sample [sample:10/30/2011]</text:p>
                                </text:list-item>
                              </text:list>
                            </text:list-item>
                            <text:list-item>
                              <text:p text:style-name="P6">Validation [type: numeric][validate:true]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4688848" text:continue-numbering="true" text:style-name="L1">
        <text:list-item>
          <text:list>
            <text:list-item>
              <text:list>
                <text:list-header>
                  <text:p text:style-name="P6"/>
                </text:list-header>
              </text:list>
              <text:p text:style-name="P6"/>
            </text:list-item>
          </text:list>
        </text:list-item>
      </text:list>
      <text:p text:style-name="P1"/>
      <text:p text:style-name="P1"/>
      <text:list xml:id="list34691599" text:continue-numbering="true" text:style-name="L1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3DT9H27M50S</meta:editing-duration>
    <meta:editing-cycles>981</meta:editing-cycles>
    <meta:generator>OpenOffice.org/3.3$Win32 OpenOffice.org_project/330m20$Build-9567</meta:generator>
    <dc:date>2011-12-22T14:56:48.37</dc:date>
    <dc:creator>James Wilfong</dc:creator>
    <meta:document-statistic meta:table-count="0" meta:image-count="0" meta:object-count="0" meta:page-count="1" meta:paragraph-count="1336" meta:word-count="5262" meta:character-count="91890"/>
    <meta:user-defined meta:name="Info 1"/>
    <meta:user-defined meta:name="Info 2"/>
    <meta:user-defined meta:name="Info 3"/>
    <meta:user-defined meta:name="Info 4"/>
  </office:meta>
</office:document-meta>
</file>